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OpenSymbol" svg:font-family="OpenSymbol"/>
    <style:font-face style:name="Lohit Hindi" svg:font-family="'Lohit Hindi'" style:font-family-generic="system"/>
    <style:font-face style:name="OpenSymbol1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661cm" fo:margin-right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.026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 style:list-style-name="L6">
      <style:text-properties fo:font-weight="bold" style:font-weight-asian="bold" style:font-weight-complex="bold"/>
    </style:style>
    <style:style style:name="P15" style:family="paragraph" style:parent-style-name="Standard" style:list-style-name="L24">
      <style:text-properties fo:font-weight="bold" style:font-weight-asian="bold" style:font-weight-complex="bold"/>
    </style:style>
    <style:style style:name="P16" style:family="paragraph" style:parent-style-name="Standard" style:list-style-name="L25">
      <style:text-properties fo:font-weight="bold" style:font-weight-asian="bold" style:font-weight-complex="bold"/>
    </style:style>
    <style:style style:name="P17" style:family="paragraph" style:parent-style-name="Standard" style:list-style-name="L7"/>
    <style:style style:name="P18" style:family="paragraph" style:parent-style-name="Standard" style:list-style-name="L8"/>
    <style:style style:name="P19" style:family="paragraph" style:parent-style-name="Standard" style:list-style-name="L14"/>
    <style:style style:name="P20" style:family="paragraph" style:parent-style-name="Standard" style:list-style-name="L15"/>
    <style:style style:name="P21" style:family="paragraph" style:parent-style-name="Standard" style:list-style-name="L16"/>
    <style:style style:name="P22" style:family="paragraph" style:parent-style-name="Standard" style:list-style-name="L17"/>
    <style:style style:name="P23" style:family="paragraph" style:parent-style-name="Standard" style:list-style-name="L18"/>
    <style:style style:name="P24" style:family="paragraph" style:parent-style-name="Standard" style:list-style-name="L19"/>
    <style:style style:name="P25" style:family="paragraph" style:parent-style-name="Standard" style:list-style-name="L20"/>
    <style:style style:name="P26" style:family="paragraph" style:parent-style-name="Standard" style:list-style-name="L21"/>
    <style:style style:name="P27" style:family="paragraph" style:parent-style-name="Standard" style:list-style-name="L22"/>
    <style:style style:name="P28" style:family="paragraph" style:parent-style-name="Standard" style:list-style-name="L23"/>
    <style:style style:name="P29" style:family="paragraph" style:parent-style-name="Standard" style:list-style-name="L25"/>
    <style:style style:name="P30" style:family="paragraph" style:parent-style-name="Standard" style:list-style-name="L9">
      <style:paragraph-properties fo:margin-left="0.635cm" fo:margin-right="0cm" fo:text-indent="0cm" style:auto-text-indent="false">
        <style:tab-stops/>
      </style:paragraph-properties>
    </style:style>
    <style:style style:name="P31" style:family="paragraph" style:parent-style-name="Standard" style:list-style-name="L10">
      <style:paragraph-properties fo:margin-left="0.661cm" fo:margin-right="0cm" fo:text-indent="0cm" style:auto-text-indent="false">
        <style:tab-stops/>
      </style:paragraph-properties>
    </style:style>
    <style:style style:name="P32" style:family="paragraph" style:parent-style-name="Standard" style:list-style-name="L11">
      <style:paragraph-properties fo:margin-left="0.661cm" fo:margin-right="0cm" fo:text-indent="0cm" style:auto-text-indent="false">
        <style:tab-stops/>
      </style:paragraph-properties>
    </style:style>
    <style:style style:name="P33" style:family="paragraph" style:parent-style-name="Standard" style:list-style-name="L12">
      <style:paragraph-properties fo:margin-left="0.661cm" fo:margin-right="0cm" fo:text-indent="0cm" style:auto-text-indent="false">
        <style:tab-stops/>
      </style:paragraph-properties>
    </style:style>
    <style:style style:name="P34" style:family="paragraph" style:parent-style-name="Standard" style:list-style-name="L13">
      <style:paragraph-properties fo:margin-left="0.688cm" fo:margin-right="0cm" fo:text-indent="0cm" style:auto-text-indent="false">
        <style:tab-stops/>
      </style:paragraph-properties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de" style:country-asian="DE" style:language-complex="ar" style:country-complex="SA"/>
    </style:style>
    <style:style style:name="T4" style:family="text">
      <style:text-properties style:text-position="super 67%"/>
    </style:style>
    <text:list-style style:name="L1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4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4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4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5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5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5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6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6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6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6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6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6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7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7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7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7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7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7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8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8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8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8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8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8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9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9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9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9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9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9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0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0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0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0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0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0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1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1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1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1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1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1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2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2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2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2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2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2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3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3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3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3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3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3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4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4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4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4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4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4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4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4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4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5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5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5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5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5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5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5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5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5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16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6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6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6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6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6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6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6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1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8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8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8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8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8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8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20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0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0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0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22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2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2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2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2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2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2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2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2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2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23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23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2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23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23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2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23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23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WW_5f_CharLFO2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24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24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2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24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24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2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24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24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000000" draw:marker-end="a0" svg:stroke-opacity="100%" draw:fill="none" fo:padding-top="0.032cm" fo:padding-bottom="0.032cm" fo:padding-left="0.032cm" fo:padding-right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marker-end="a2" svg:stroke-opacity="100%" draw:fill="none" fo:padding-top="0.032cm" fo:padding-bottom="0.032cm" fo:padding-left="0.032cm" fo:padding-right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tenschutz und Datensicherheit</text:p>
      <text:p text:style-name="P1"/>
      <text:p text:style-name="P3">1. Datenschutz</text:p>
      <text:p text:style-name="Standard"><text:s/>→ Aufgabe:</text:p>
      <text:list xml:id="list2608649295578923052" text:style-name="L1">
        <text:list-item>
          <text:list>
            <text:list-item>
              <text:p text:style-name="P8">die Privatsphäre</text:p>
            </text:list-item>
            <text:list-item>
              <text:p text:style-name="P8">das informelle Selbstbestimmungsrecht und</text:p>
            </text:list-item>
            <text:list-item>
              <text:p text:style-name="P8">die persönliche Integrität von Personen</text:p>
            </text:list-item>
          </text:list>
        </text:list-item>
      </text:list>
      <text:p text:style-name="Standard">vor dem Missbrauch durch Dritte zu schützen</text:p>
      <text:p text:style-name="Standard">Datenschutz schützt <text:span text:style-name="Absatz-Standardschriftart"><text:span text:style-name="T1">Personen</text:span></text:span> vor dem Missbrauch ihrer Daten durch Dritte.</text:p>
      <text:p text:style-name="Standard"><text:tab/>→ <text:span text:style-name="Absatz-Standardschriftart"><text:span text:style-name="T2">natürliche und juristische Personen</text:span></text:span></text:p>
      <text:p text:style-name="Standard">Datenschutz erstreckt sich auf</text:p>
      <text:list xml:id="list7541058015622471791" text:style-name="L2">
        <text:list-item>
          <text:p text:style-name="P9">Erhebung von persönlichen oder personenbezogenen Daten</text:p>
        </text:list-item>
        <text:list-item>
          <text:p text:style-name="P9">Speichern von persönlichen oder personenbezogenen Daten</text:p>
        </text:list-item>
        <text:list-item>
          <text:p text:style-name="P9">Übermittlung von persönlichen oder personenbezogenen Daten</text:p>
        </text:list-item>
        <text:list-item>
          <text:p text:style-name="P9">Verarbeitung von persönlichen oder personenbezogenen Daten</text:p>
        </text:list-item>
        <text:list-item>
          <text:p text:style-name="P9">Veränderung / Löschung von persönlichen oder personenbezogenen Daten</text:p>
        </text:list-item>
      </text:list>
      <text:p text:style-name="Standard">Datenschutz ist keine Erfindung der Neuzeit</text:p>
      <text:list xml:id="list1037257855985531966" text:style-name="L3">
        <text:list-item>
          <text:p text:style-name="P10">Beichtgeheimnis</text:p>
        </text:list-item>
        <text:list-item>
          <text:p text:style-name="P10">Bankgeheimnis</text:p>
        </text:list-item>
        <text:list-item>
          <text:p text:style-name="P10">ärztliche Schweigepflicht</text:p>
        </text:list-item>
        <text:list-item>
          <text:p text:style-name="P10">Postgeheimnis</text:p>
        </text:list-item>
      </text:list>
      <text:p text:style-name="Standard">aber: Nutzung der elektronischen Datenverarbeitung vereinfacht das missbräuchliche Sammeln, Verarbeiten, Weitergeben von Daten sehr.</text:p>
      <text:p text:style-name="Standard"><draw:connector text:anchor-type="paragraph" draw:z-index="0" draw:name="Gerader Verbinder 1" draw:style-name="gr1" draw:type="line" svg:x1="4.041cm" svg:y1="0.049cm" svg:x2="4.041cm" svg:y2="0.896cm" svg:d="M4041 49v847"><text:p/></draw:connector><text:span text:style-name="Absatz-Standardschriftart"><text:span text:style-name="T3"/></text:span></text:p>
      <text:p text:style-name="Standard"/>
      <text:p text:style-name="Standard">gesetzliche Regelung in umfangreichen Maß notwendig!</text:p>
      <text:p text:style-name="Standard"><draw:connector text:anchor-type="paragraph" draw:z-index="1" draw:name="Gerader Verbinder 2" draw:style-name="gr2" draw:type="line" svg:x1="4.041cm" svg:y1="0.086cm" svg:x2="4.041cm" svg:y2="0.933cm" svg:d="M4041 86v847"><text:p/></draw:connector><text:span text:style-name="Absatz-Standardschriftart"><text:span text:style-name="T3"/></text:span></text:p>
      <text:p text:style-name="Standard"/>
      <text:p text:style-name="P4"><text:tab/><text:tab/>Datenschutzgesetz</text:p>
      <text:p text:style-name="Standard">gilt für:</text:p>
      <text:p text:style-name="Standard"><text:s text:c="3"/>→ öffentliche Stellen und</text:p>
      <text:p text:style-name="Standard"><text:s text:c="3"/>→ nicht öffentliche Stellen, die gewerbsmäßg mit personenbezogenen Daten arbeiten</text:p>
      <text:p text:style-name="Standard"/>
      <text:p text:style-name="P4">1.1 Gesetzliche Grundlagen für den Datenschutz</text:p>
      <text:p text:style-name="Standard">Bezüglich des Datenschutzes gelten in Deutschland mehrere Gesetze und Verordnungen</text:p>
      <text:list xml:id="list8929335597461688992" text:style-name="L4">
        <text:list-item>
          <text:p text:style-name="P11">das Grundgesetz der Bundesrepublik Deutschland (GG)</text:p>
        </text:list-item>
        <text:list-item>
          <text:p text:style-name="P11">das Bundesdatenschutzgesetzt (BDSG)</text:p>
        </text:list-item>
        <text:list-item>
          <text:p text:style-name="P11">die einzelnen Landesschutzgesetze (LDSG)</text:p>
        </text:list-item>
        <text:list-item>
          <text:p text:style-name="P11">das Telekommunikationsgesetz (TKG)</text:p>
        </text:list-item>
        <text:list-item>
          <text:p text:style-name="P11">die Telekommunikation-Kundenschutzverordnung (TKV)</text:p>
        </text:list-item>
        <text:list-item>
          <text:p text:style-name="P11">das Informations- und Kommunikationsdienste- Gesetz (IuKDG)</text:p>
        </text:list-item>
        <text:list-item>
          <text:p text:style-name="P11">das Signaturgesetz (SigG)</text:p>
        </text:list-item>
        <text:list-item>
          <text:p text:style-name="P11">die Signaturverordnung (SigV)</text:p>
        </text:list-item>
        <text:list-item>
          <text:p text:style-name="P11">die Europäische Datenschutzrichtlinie</text:p>
        </text:list-item>
      </text:list>
      <text:p text:style-name="Standard">Das Datenschutzgesetz benennt die Grundsätze des Datenschutzes sowie besondere Rechte des Einzelnen gegenüber Eingriffe in seine Privatsphäre.</text:p>
      <text:p text:style-name="Standard"/>
      <text:p text:style-name="Standard"/>
      <text:p text:style-name="Standard"/>
      <text:p text:style-name="Standard"/>
      <text:p text:style-name="P4"><text:soft-page-break/>1.2 Grundsätze des Datenschutzes</text:p>
      <text:list xml:id="list1988434483037740334" text:style-name="L5">
        <text:list-item>
          <text:p text:style-name="P12">Relevanz / Sparsamkeit bei der Datenerhebung (§ 3a, 6a, 6b, 13, 28)</text:p>
        </text:list-item>
      </text:list>
      <text:p text:style-name="Standard">Es dürfen nur Daten erhoben, gespeichert und verarbeitet werden, die für dn beabsichtigten Zweck relevant sind.</text:p>
      <text:list xml:id="list34168032" text:continue-numbering="true" text:style-name="L5">
        <text:list-item>
          <text:p text:style-name="P12">Publizität / Transparenz / Öffentlichkeit (§ 4, 4a, 19, 19a, 33, 34)</text:p>
        </text:list-item>
      </text:list>
      <text:p text:style-name="Standard">Jeder Betroffene hat das Recht auf Auskunftserteilung, welche personenbezogenen Daten gespeichert worden sind.</text:p>
      <text:list xml:id="list34172475" text:continue-numbering="true" text:style-name="L5">
        <text:list-item>
          <text:p text:style-name="P12">Richtigkeit ($ 6, 20, 35)</text:p>
        </text:list-item>
      </text:list>
      <text:p text:style-name="Standard">Jeder Betroffene hat das Recht auf Richtigkeit der gespeicherten Daten. Dies beinhaltet ebenfalls das Recht auf Berichtigung bzw. Löschung falscher Daten.</text:p>
      <text:list xml:id="list34182915" text:continue-numbering="true" text:style-name="L5">
        <text:list-item>
          <text:p text:style-name="P12">Weitergabebeschränkung ($ 4b, 9, 15, 16, 19, 28, 28a)</text:p>
        </text:list-item>
      </text:list>
      <text:p text:style-name="Standard">Regelungen zur Kontrolle der Datenverwendung und Einschränkungen der Datenweitergabe bzw. -übermittlung.</text:p>
      <text:list xml:id="list34177105" text:continue-numbering="true" text:style-name="L5">
        <text:list-item>
          <text:p text:style-name="P12">Verpflichtung zu Datensicherungsmaßnahmen (§ 9, 9a)</text:p>
        </text:list-item>
        <text:list-item>
          <text:p text:style-name="P12">Geheimhaltungspflicht (§ 5)</text:p>
        </text:list-item>
      </text:list>
      <text:p text:style-name="Standard">aktenkundige Belehrung über Umgang mit Daten</text:p>
      <text:list xml:id="list34171624" text:continue-numbering="true" text:style-name="L5">
        <text:list-item>
          <text:p text:style-name="P12">Schaffung von Kontrollorganen (§ 4f, 4g, 24, 38)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7533720706371686001" text:style-name="L6">
        <text:list-item>
          <text:list>
            <text:list-item>
              <text:p text:style-name="P14"><text:soft-page-break/>Absicherung gegen Viren, Würmer und Trojaner</text:p>
            </text:list-item>
            <text:list-item>
              <text:p text:style-name="P14"/>
            </text:list-item>
          </text:list>
        </text:list-item>
      </text:list>
      <text:p text:style-name="P4"/>
      <text:p text:style-name="P4">Virus:</text:p>
      <text:list xml:id="list4979455456106553537" text:style-name="L7">
        <text:list-item>
          <text:p text:style-name="P17">Programmcode, der auf Schaden an Soft- und/oder Hardware abzielt</text:p>
        </text:list-item>
        <text:list-item>
          <text:p text:style-name="P17">allein nicht lauffähig, braucht unbedingt ein Wirtsprogramm, dessen Ablauf durch die Infektion verändert wird</text:p>
        </text:list-item>
        <text:list-item>
          <text:p text:style-name="P17">reproduziert sich</text:p>
        </text:list-item>
        <text:list-item>
          <text:p text:style-name="P17">versteckt sich</text:p>
        </text:list-item>
        <text:list-item>
          <text:p text:style-name="P17">mehrere Funtkionsteile</text:p>
          <text:list>
            <text:list-item>
              <text:list>
                <text:list-item>
                  <text:p text:style-name="P17">Reproduktion</text:p>
                </text:list-item>
              </text:list>
            </text:list-item>
          </text:list>
        </text:list-item>
      </text:list>
      <text:p text:style-name="Standard">- Erkennungsteil (Scan auf eigene Signatur)</text:p>
      <text:p text:style-name="Standard">- Infektionsteil (Kopieren in ein Programm)</text:p>
      <text:list xml:id="list34177883" text:continue-numbering="true" text:style-name="L7">
        <text:list-item>
          <text:list>
            <text:list-item>
              <text:list>
                <text:list-item>
                  <text:p text:style-name="P17">Funktionsteil</text:p>
                </text:list-item>
              </text:list>
            </text:list-item>
          </text:list>
        </text:list-item>
      </text:list>
      <text:p text:style-name="Standard">- Auslösefuntkion</text:p>
      <text:p text:style-name="Standard">prüfen ob Schadfunktion werden soll</text:p>
      <text:p text:style-name="Standard">- Schadensfunktion</text:p>
      <text:p text:style-name="Standard">verschiedene Möglichkeiten, i.d.R. Zerstörung/Manipulation von Soft-/Hardware</text:p>
      <text:p text:style-name="P2">Einteilung von Viren</text:p>
      <text:p text:style-name="Standard">(je nach Kriterien verschiedene)</text:p>
      <text:list xml:id="list145695066366802813" text:style-name="L8">
        <text:list-item>
          <text:p text:style-name="P18">Einteilung nach dem Infektionsziel</text:p>
        </text:list-item>
      </text:list>
      <text:p text:style-name="Standard">- Bootviren</text:p>
      <text:p text:style-name="Standard"><text:s text:c="3"/>schreiben Anweisungen in den Bootsektor eines Boot Datenträgers</text:p>
      <text:p text:style-name="Standard">- Dateiviren</text:p>
      <text:p text:style-name="Standard"><text:s text:c="3"/>schreiben Anweisungen in ausführbare Programmdateien</text:p>
      <text:p text:style-name="Standard">- Makroviren</text:p>
      <text:p text:style-name="Standard"><text:s text:c="3"/>schreiben Makros in Anwenderdateien</text:p>
      <text:p text:style-name="Standard"><text:span text:style-name="Absatz-Standardschriftart"><text:span text:style-name="T1">Infektionswege</text:span></text:span> <text:s/></text:p>
      <text:list xml:id="list8474785125814050243" text:style-name="L9">
        <text:list-item>
          <text:p text:style-name="P30">Datenträgeraustausch</text:p>
        </text:list-item>
        <text:list-item>
          <text:p text:style-name="P30">Kopieren von Programmen</text:p>
        </text:list-item>
        <text:list-item>
          <text:p text:style-name="P30">Netzwerke</text:p>
        </text:list-item>
      </text:list>
      <text:p text:style-name="P2">Gegenmaßnahmen</text:p>
      <text:list xml:id="list6667429528972600110" text:style-name="L10">
        <text:list-item>
          <text:p text:style-name="P31">Verzicht auf (s.o. Infektionswege) wenn möglich</text:p>
        </text:list-item>
        <text:list-item>
          <text:p text:style-name="P31">stilllegen nicht benötigter Laufwerke/Datenträger</text:p>
        </text:list-item>
        <text:list-item>
          <text:p text:style-name="P31">keine fremden Dateien ungeprüft einlesen</text:p>
        </text:list-item>
        <text:list-item>
          <text:p text:style-name="P31">regelmäßiger Virenscan mit aktueller Antivirensoftware und Datenbank</text:p>
        </text:list-item>
        <text:list-item>
          <text:p text:style-name="P31">Organisation, Regelungen</text:p>
        </text:list-item>
        <text:list-item>
          <text:p text:style-name="P31">neue Programme in einer virtuellen Umgebung testen</text:p>
        </text:list-item>
        <text:list-item>
          <text:p text:style-name="P31">Rechtesysteme sinnvoll nutzen</text:p>
        </text:list-item>
      </text:list>
      <text:p text:style-name="P5"/>
      <text:p text:style-name="P4">Würmer:</text:p>
      <text:list xml:id="list1350621712097782934" text:style-name="L11">
        <text:list-item>
          <text:p text:style-name="P32">sind selbstständig lauffähige Programme, die auf eine Schadenswirkung abzielen</text:p>
        </text:list-item>
      </text:list>
      <text:list xml:id="list6894272894271120761" text:style-name="L12">
        <text:list-item>
          <text:p text:style-name="P33">Würmer reproduzieren sich durch massenweises kopieren</text:p>
        </text:list-item>
        <text:list-item>
          <text:p text:style-name="P33">mögliche Schadenswirkung wie Viren</text:p>
        </text:list-item>
        <text:list-item>
          <text:p text:style-name="P33">Würmer haben keine markante Signatur</text:p>
        </text:list-item>
        <text:list-item>
          <text:p text:style-name="P33">bekannte Würmer können von Virenscannern am Namen erkannt werden</text:p>
        </text:list-item>
      </text:list>
      <text:p text:style-name="P5"/>
      <text:p text:style-name="P6">Trojaner</text:p>
      <text:list xml:id="list8755214001794363123" text:style-name="L13">
        <text:list-item>
          <text:p text:style-name="P34">selbstständig lauffähiges Programm</text:p>
        </text:list-item>
        <text:list-item>
          <text:p text:style-name="P34">reproduzieren sich nicht</text:p>
        </text:list-item>
        <text:list-item>
          <text:p text:style-name="P34"><text:soft-page-break/>führt im Hintergrund eine Schadfunktion aus</text:p>
        </text:list-item>
        <text:list-item>
          <text:p text:style-name="P34">i.d.R. Datensammlung, Passwörter, öffnet Ports usw. → Spionage</text:p>
        </text:list-item>
      </text:list>
      <text:p text:style-name="Standard"/>
      <text:p text:style-name="P4">1.4 Fehlerüberbrückung</text:p>
      <text:p text:style-name="Standard">Sinn ist, auftretende Fehler in ihren Auswirkungen zu begrenzen, indem</text:p>
      <text:p text:style-name="Standard">die Verfügbarkeit der Daten nicht eingeschränkt wird</text:p>
      <text:p text:style-name="Standard"><text:tab/>→ RAID – Systeme (interne Datensicherung)</text:p>
      <text:p text:style-name="Standard">die Verfügbarkeit der Daten schnellstmöglich wiederhergestellt werden kann</text:p>
      <text:p text:style-name="Standard"><text:tab/>→ Backup (externe Datensicherung)</text:p>
      <text:p text:style-name="Standard">trotz eingeschränkter Verfügbarkeit der Daten die Integritat erhalten bleibt</text:p>
      <text:p text:style-name="Standard"><text:tab/>→ Unterbrechungsfreie Stromversorgung</text:p>
      <text:p text:style-name="Standard"/>
      <text:p text:style-name="P4">interne Datensicherung mit RAID – Systemen</text:p>
      <text:p text:style-name="Standard">RAID: Redundant Array of inexpensiv Disks (redundantes Feld aus billigen Platten)</text:p>
      <text:p text:style-name="Standard">mehrere Platten werden an einem eigenen Controller (RAID-Controller) betrieben</text:p>
      <text:p text:style-name="Standard">verschiedene Level:</text:p>
      <text:p text:style-name="Standard"><text:tab/>RAID 0</text:p>
      <text:p text:style-name="Standard"><text:tab/><text:tab/>→ Striping-Set</text:p>
      <text:p text:style-name="Standard"><text:tab/><text:tab/>→ keine Sicherheitsmaßnahmen, Ziel ist schnelleres Schreiben / Lesen</text:p>
      <text:p text:style-name="Standard"><text:tab/><text:tab/>→ keine Sicherheit gegen Datenverlust</text:p>
      <text:p text:style-name="Standard"><text:tab/>RAID 1</text:p>
      <text:p text:style-name="Standard"><text:tab/><text:tab/>→ Mirroring</text:p>
      <text:p text:style-name="Standard"><text:tab/><text:tab/>→ Plattenspiegelung</text:p>
      <text:p text:style-name="Standard"><text:tab/><text:tab/>→ 2 identische Platten notwendig</text:p>
      <text:p text:style-name="Standard"><text:tab/><text:tab/>→ Information wird immer auf 2 Platten gleichzeitig geschrieben</text:p>
      <text:p text:style-name="Standard"><text:tab/><text:tab/>→ bei Plattenausfall Warnung, Weiterarbeiten mit Spiegelplatte möglich</text:p>
      <text:p text:style-name="Standard"><text:tab/><text:tab/>→ Platte darf ggf. hot-plugged gewechselt werden</text:p>
      <text:p text:style-name="Standard"><text:tab/><text:tab/>→ trotz Fehler Verfügbarkeit nicht eingeschränkt</text:p>
      <text:p text:style-name="Standard"><text:tab/><text:tab/>→ unökonomisch, da alles doppelt gespeichert wird</text:p>
      <text:p text:style-name="Standard"><text:tab/>RAID 5</text:p>
      <text:p text:style-name="Standard"><text:tab/><text:tab/>→ Plattenarray mit separater Platte für Prüfsummen</text:p>
      <text:p text:style-name="Standard"><text:tab/><text:tab/>→ mehrere identische Platten notwendig</text:p>
      <text:p text:style-name="Standard"><text:tab/><text:tab/>→ Daten und Prüfsummen werden über alle Platten verteilt</text:p>
      <text:p text:style-name="Standard"><text:tab/><text:tab/>→ bei Ausfall einer Platte kann fehlende Information errechnet werden</text:p>
      <text:p text:style-name="Standard"><text:tab/><text:tab/>→ bei Plattenausfall Warnung, Weiterarbeit möglich</text:p>
      <text:p text:style-name="Standard"><text:tab/><text:tab/>→ Platte darf ggf. hot-plugged getauscht werden</text:p>
      <text:p text:style-name="Standard"><text:tab/><text:tab/>→ trotz Fehler Verfügbarkeit nicht eingeschränk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Sicherungsstrategie</text:p>
      <text:p text:style-name="P2"/>
      <text:p text:style-name="P2">Wie oft sollte eine Sicherung durchgeführt werden?</text:p>
      <text:p text:style-name="Standard"/>
      <text:p text:style-name="Standard">→ es gibt keine allgemeingültige Regel für die Häufigkeit von Datensicherungen</text:p>
      <text:p text:style-name="Standard"/>
      <text:p text:style-name="Standard">→ Entscheidungskriterium sind die Kosten für die Wiederherstellung verlorener Daten</text:p>
      <text:p text:style-name="Standard"><text:tab/><text:tab/>(Arbeitskraft, verlorene Zeit, entgangener Umsatz)</text:p>
      <text:p text:style-name="Standard"/>
      <text:p text:style-name="Standard">→ dabei ist immmer vom schlimmst-möglichen Fall auszugehen</text:p>
      <text:p text:style-name="Standard"/>
      <text:p text:style-name="Standard">→ wichtige Dateien und Verzeichnisse, die öfter geändert werden, ggf. mehrmals täglich sichern,</text:p>
      <text:p text:style-name="Standard"><text:s text:c="5"/>Arbeitsstationen nur einmal</text:p>
      <text:p text:style-name="Standard"/>
      <text:p text:style-name="Standard">→ Virenbefall kann sich erst verspätet auswirken, deshalb mehrere Sicherungen aufbewahren</text:p>
      <text:p text:style-name="Standard"><text:tab/><text:tab/>(tägliche Sicherung, Wochensicherung, Monatssicherung)</text:p>
      <text:p text:style-name="P2"/>
      <text:p text:style-name="P2">Das Archivbit</text:p>
      <text:p text:style-name="Standard"/>
      <text:p text:style-name="Standard">Wird eine Datei erstellt oder geändert, wird vom Betriebssystem ein Archivbit gesetzt.</text:p>
      <text:p text:style-name="Standard">Bei einer Vollsicherung oder einer Zuwachssicherung durch ein Backupprogramm wird das Archivbit zurückgestezt. Bei einer Differentialsicherung oder einer Kopiersicherung bleibt das Archivbit unverändert.</text:p>
      <text:p text:style-name="P2"/>
      <text:p text:style-name="P2">Vollsicherung</text:p>
      <text:p text:style-name="Standard"/>
      <text:p text:style-name="Standard">Es werden alle Daten eines Datenträgers gesichert.</text:p>
      <text:p text:style-name="Standard">Vorteile:</text:p>
      <text:p text:style-name="Standard"><text:tab/>→ es existiert immer eine aktuelle Sicherung des gesamten Datenträgers</text:p>
      <text:p text:style-name="Standard"><text:tab/>→ Dateien und Verzeichnisse sind leicht zu finden</text:p>
      <text:p text:style-name="Standard">Nachteile:</text:p>
      <text:p text:style-name="Standard"><text:tab/>→ Vollsicherungen sind zeitaufwendig</text:p>
      <text:p text:style-name="Standard"><text:tab/>→ unveränderte Dateien sind redundant gesichert</text:p>
      <text:p text:style-name="P2"/>
      <text:p text:style-name="P2">Differentialsicherung</text:p>
      <text:p text:style-name="Standard"/>
      <text:p text:style-name="Standard">Es werden alle Dateien gesichert, die seit der letzten Vollsicherung erstellt oder geändert wurden.</text:p>
      <text:p text:style-name="Standard">Vorteile:</text:p>
      <text:p text:style-name="Standard"><text:tab/>→ geringer Zeitaufwand bei Sicherung und Wiederherstellung</text:p>
      <text:p text:style-name="Standard"><text:tab/>→ für eine Wiederherstellung nach Totalausfall werden nur 2 Medien benötigt</text:p>
      <text:p text:style-name="Standard"><text:tab/><text:tab/>letzte Vollsicherung</text:p>
      <text:p text:style-name="Standard"><text:tab/><text:tab/>letzte Differentialsicherung</text:p>
      <text:p text:style-name="Standard">Nachteile:</text:p>
      <text:p text:style-name="Standard"><text:tab/>→ nach der letzten Vollsicherung erstellte, dann aber unveränderte Dateien werden</text:p>
      <text:p text:style-name="Standard"><text:tab/> <text:s text:c="4"/>redundant gesicher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Zuwachssicherung</text:p>
      <text:p text:style-name="P2"/>
      <text:p text:style-name="Standard">Es werden alle Dateien gesichert, die seit der letzten Vollsicherung oder der letzten Zuwachssicherung erstellt oder geändert wurden.</text:p>
      <text:p text:style-name="Standard">Vorteile:</text:p>
      <text:p text:style-name="Standard"/>
      <text:p text:style-name="Standard"><text:tab/>→ geringster Zeitaufwand bei Sicherung, da nur die neuesten Dateien gesichert wurden</text:p>
      <text:p text:style-name="Standard"><text:tab/>→ beste Medienauslastung, da keine Redundanz</text:p>
      <text:p text:style-name="Standard"/>
      <text:p text:style-name="Standard">Nachteile:</text:p>
      <text:p text:style-name="Standard"/>
      <text:p text:style-name="Standard"><text:tab/>→ Sicherungen sind auf mehrere Medien verteilt: letzte Vollsicherung und alle folgenden</text:p>
      <text:p text:style-name="Standard"><text:tab/> <text:s text:c="4"/>Zuwachssicherungen</text:p>
      <text:p text:style-name="Standard"><text:tab/>→ hoher Zeitaufwand für Wiederherstellung, da letzte Vollsicherung und alle folgendenn</text:p>
      <text:p text:style-name="Standard"><text:tab/> <text:s text:c="4"/>Zuwachssicherungen nacheinander wieder hergestellt werden müss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Unterbrechungsfreie Stromversorgung (USV)</text:p>
      <text:p text:style-name="Standard">unvorhergesehener plötzlicher Stromausfall</text:p>
      <text:p text:style-name="Standard"><text:s/>→ schränkt die Verfügbarkeit der Daten ein</text:p>
      <text:p text:style-name="Standard"><text:s/>→ kann zu Datenverlust führen</text:p>
      <text:p text:style-name="Standard"><text:tab/>→ Schreib-Cache noch nicht geleert</text:p>
      <text:p text:style-name="Standard"><text:tab/>→ Datei nicht geschlossen, d.h. Dateisystem nicht aktualisiert</text:p>
      <text:p text:style-name="Standard"><text:tab/>→ Datei bei Absturz beschädigt und unlesbar</text:p>
      <text:p text:style-name="Standard"/>
      <text:p text:style-name="Standard">Datenverlust kann verhindert werden durch</text:p>
      <text:p text:style-name="Standard"><text:s/>→ geordnetes Beenden der Programme</text:p>
      <text:p text:style-name="Standard"><text:s/>→ geordnetes Herunterfahren des Betriebssystems</text:p>
      <text:p text:style-name="Standard"/>
      <text:p text:style-name="Standard">→ USV überwacht Netzspannung</text:p>
      <text:p text:style-name="Standard">→ stellt Spannung aus Akkumulatoren bereit, wenn Netzspannung ausfällt</text:p>
      <text:p text:style-name="Standard">→ signalisiert Spannungsabfall über eine Schnittstelle an Rechner</text:p>
      <text:p text:style-name="Standard"/>
      <text:p text:style-name="Standard">→ 2 Arten:</text:p>
      <text:p text:style-name="Standard"><text:tab/>Offline USV:</text:p>
      <text:p text:style-name="Standard"><text:tab/><text:tab/>Zuschaltung bei Bedarf</text:p>
      <text:p text:style-name="Standard"><text:tab/><text:tab/>Umschaltverzögerung von einigen ms</text:p>
      <text:p text:style-name="Standard"><text:tab/><text:tab/>kann u.U. Daten schädigen</text:p>
      <text:p text:style-name="Standard"><text:tab/><text:tab/>preiswertere Variante</text:p>
      <text:p text:style-name="Standard"><text:tab/>Online USV:</text:p>
      <text:p text:style-name="Standard"><text:tab/><text:tab/>Stromversorgung wird anständig von Akku gepuffert</text:p>
      <text:p text:style-name="Standard"><text:tab/><text:tab/>keine Umschatzverzögerung</text:p>
      <text:p text:style-name="Standard"><text:tab/><text:tab/>meist höhere Akkukapazität für kurzen Betrieb</text:p>
      <text:p text:style-name="Standard"><text:tab/><text:tab/>teuere Variante</text:p>
      <text:p text:style-name="Standard"/>
      <text:p text:style-name="P4"/>
      <text:p text:style-name="P4"/>
      <text:p text:style-name="P4"/>
      <text:p text:style-name="P4"><text:soft-page-break/></text:p>
      <text:p text:style-name="P4">1.5 Benutzerkontrolle / Berechtigungen</text:p>
      <text:p text:style-name="Standard">verschiedene Verfahren</text:p>
      <text:list xml:id="list5863052220756380042" text:style-name="L14">
        <text:list-item>
          <text:p text:style-name="P19">Identifikation</text:p>
        </text:list-item>
      </text:list>
      <text:p text:style-name="Standard">System verfügt über Datenbank</text:p>
      <text:p text:style-name="Standard">Benutzerdaten sind gespeichert und werden mit Eingaben verglichen</text:p>
      <text:list xml:id="list34180732" text:continue-numbering="true" text:style-name="L14">
        <text:list-item>
          <text:p text:style-name="P19">Verifikation</text:p>
        </text:list-item>
      </text:list>
      <text:p text:style-name="Standard">System hat keine Datenbank</text:p>
      <text:p text:style-name="Standard">vergleicht nur ob die auf mitgebrachten Datenträger gespeicherten Informationen mit Eingaben übereinstimmen</text:p>
      <text:p text:style-name="Standard"/>
      <text:p text:style-name="Standard"/>
      <text:p text:style-name="Standard"/>
      <text:p text:style-name="Standard">identifizierende und verifizierende Verfahren arbeiten mit:</text:p>
      <text:p text:style-name="Standard"><text:tab/>→ Wissen (Passwort, PIN, Benutzername)</text:p>
      <text:p text:style-name="Standard"><text:tab/>→ Besitz (Schlüssel, Chipkarte, RFID-Chip, Fingerabdruck, Iris, Gesicht)</text:p>
      <text:p text:style-name="Standard"><text:tab/>→ Wissen und Besitz</text:p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.6 Zugriffskontrolle</text:p>
      <text:p text:style-name="Standard">benutzerspezifische Zugriffskontrolle setzt voraus:</text:p>
      <text:list xml:id="list1428735064072441801" text:style-name="L15">
        <text:list-item>
          <text:p text:style-name="P20">Multiuser-Betriebssystem</text:p>
        </text:list-item>
      </text:list>
      <text:p text:style-name="Standard">→ Unix und alle Abkömmlinge</text:p>
      <text:p text:style-name="Standard">→ Windows NT, 2000, XP</text:p>
      <text:list xml:id="list34183539" text:continue-numbering="true" text:style-name="L15">
        <text:list-item>
          <text:p text:style-name="P20">Dateisystem, das Berechtigungen speichert</text:p>
        </text:list-item>
      </text:list>
      <text:p text:style-name="Standard">→ Linux ext3</text:p>
      <text:p text:style-name="Standard">→ Windows NTFS</text:p>
      <text:p text:style-name="Standard">benutzerkontrolle durch Login-Programm über Benutzerdatenbank:</text:p>
      <text:list xml:id="list8803364024220093773" text:style-name="L16">
        <text:list-item>
          <text:p text:style-name="P21">Benutzername und Passwort verschlüsselt</text:p>
        </text:list-item>
        <text:list-item>
          <text:p text:style-name="P21">Benutzer können Benutzergruppen zugeordnet werden</text:p>
        </text:list-item>
      </text:list>
      <text:p text:style-name="Standard">prinzipieller Aufbau eines Dateisystems:</text:p>
      <text:list xml:id="list3562084180140833631" text:style-name="L17">
        <text:list-item>
          <text:p text:style-name="P22">2 unabhängige Ordnungsmittel</text:p>
        </text:list-item>
      </text:list>
      <text:p text:style-name="Standard">→ Dateizugriffstabelle</text:p>
      <text:list xml:id="list34191507" text:continue-numbering="true" text:style-name="L17">
        <text:list-item>
          <text:list>
            <text:list-item>
              <text:list>
                <text:list-item>
                  <text:list>
                    <text:list-item>
                      <text:p text:style-name="P22">pro Cluster des Datenträgers Eintrag frei / belegt durch Datei</text:p>
                    </text:list-item>
                    <text:list-item>
                      <text:p text:style-name="P22">dient dem schnellen Auffinden von freiem Speicher</text:p>
                    </text:list-item>
                  </text:list>
                </text:list-item>
              </text:list>
            </text:list-item>
          </text:list>
        </text:list-item>
      </text:list>
      <text:p text:style-name="Standard">→ Inhaltsverzeichnis</text:p>
      <text:list xml:id="list29584083" text:style-name="L17">
        <text:list-item>
          <text:list>
            <text:list-item>
              <text:list>
                <text:list-item>
                  <text:list>
                    <text:list-item text:start-value="1">
                      <text:p text:style-name="P22">pro Verzeichnis / Datei Eintrag und Namen, belegte Cluster</text:p>
                    </text:list-item>
                  </text:list>
                </text:list-item>
              </text:list>
            </text:list-item>
          </text:list>
        </text:list-item>
      </text:list>
      <text:p text:style-name="Standard">Zugriffsrechte, Datum / Uhrzeit letzter Zugriff, Statusbits</text:p>
      <text:list xml:id="list4022425513243430128" text:style-name="L18">
        <text:list-item>
          <text:list>
            <text:list-item>
              <text:list>
                <text:list-item>
                  <text:list>
                    <text:list-item>
                      <text:p text:style-name="P23">dient dem schnellen Auffinden von Dateien / Verzeichnissen</text:p>
                    </text:list-item>
                    <text:list-item>
                      <text:p text:style-name="P23">Verwaltung von Zugriffsrechten</text:p>
                    </text:list-item>
                  </text:list>
                </text:list-item>
              </text:list>
            </text:list-item>
          </text:list>
        </text:list-item>
      </text:list>
      <text:p text:style-name="Standard">→ Ordnungsmittel müssen auch nach jedem Schreibvorgang aktualisiert werden</text:p>
      <text:p text:style-name="Standard">→ Zuordnungsfehler können entstehen, wenn z.B. wegen Absturz</text:p>
      <text:list xml:id="list29575501" text:style-name="L18">
        <text:list-item>
          <text:list>
            <text:list-item>
              <text:list>
                <text:list-item>
                  <text:list>
                    <text:list-item text:start-value="1">
                      <text:p text:style-name="P23">keine Aktualisierung stattfindet</text:p>
                    </text:list-item>
                    <text:list-item>
                      <text:p text:style-name="P23">nur teilweise aktualisiert wird</text:p>
                    </text:list-item>
                  </text:list>
                </text:list-item>
              </text:list>
            </text:list-item>
          </text:list>
        </text:list-item>
      </text:list>
      <text:p text:style-name="Standard">→ Überprüfung des Dateisystems beseitigt Zuordnungsfehler</text:p>
      <text:p text:style-name="Standard">Zugriffsrechte des Unix-Dateisystems</text:p>
      <text:list xml:id="list247401678447840984" text:style-name="L19">
        <text:list-item>
          <text:p text:style-name="P24">unterschieden werden 3 Nutzerarten</text:p>
        </text:list-item>
      </text:list>
      <text:p text:style-name="Standard">→ Eigentümer eines Verzeichnisses / einer Datei</text:p>
      <text:p text:style-name="Standard">→ Mitglieder der gleichen Arbeitsgruppe</text:p>
      <text:p text:style-name="Standard">→ alle anderen</text:p>
      <text:list xml:id="list34180588" text:continue-numbering="true" text:style-name="L19">
        <text:list-item>
          <text:p text:style-name="P24">unterschieden werden 3 Benutzerrechte</text:p>
        </text:list-item>
      </text:list>
      <text:p text:style-name="Standard">→ Lesen eines Verzeichnisses / einer Datei</text:p>
      <text:p text:style-name="Standard">→ Schreiben / Überschreiben / Löschen eines Verzeichnisses / einer Datei</text:p>
      <text:p text:style-name="Standard">→ Ausführen von Dateien</text:p>
      <text:list xml:id="list34168233" text:continue-numbering="true" text:style-name="L19">
        <text:list-item>
          <text:p text:style-name="P24">daraus können 3 x 3 = 9 Rechte für jedes Verzeichnis / jede Datei abgeleitet werden</text:p>
        </text:list-item>
        <text:list-item>
          <text:p text:style-name="P24">jeder Benutzer kann für sein Eigentum die Rechte setzen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><text:soft-page-break/>1.7 Übertragungssicherheit</text:p>
      <text:p text:style-name="Standard">Ziel ist Schutz vor</text:p>
      <text:list xml:id="list5057618540655485247" text:style-name="L20">
        <text:list-item>
          <text:list>
            <text:list-item>
              <text:p text:style-name="P25">Manipulation</text:p>
            </text:list-item>
            <text:list-item>
              <text:p text:style-name="P25">unberechtigem Zugriff</text:p>
            </text:list-item>
          </text:list>
        </text:list-item>
      </text:list>
      <text:p text:style-name="Standard">auf dem Übertragungsweg → Verschlüsselung</text:p>
      <text:p text:style-name="P4"/>
      <text:p text:style-name="P4">1.7.1 Ver- und Entschlüsselung</text:p>
      <text:list xml:id="list427703118471773158" text:style-name="L21">
        <text:list-item>
          <text:p text:style-name="P26">lesbare Daten nennt man Klartext</text:p>
        </text:list-item>
        <text:list-item>
          <text:p text:style-name="P26">Umwandlung in Daten, die ohne besondere Maßnahmen unlesbar sind, nennt man chiffrieren oder verschlüsseln</text:p>
        </text:list-item>
        <text:list-item>
          <text:p text:style-name="P26">Verschlüsseln von Klartext ergibt ein unleserliches Zeichengewirr</text:p>
        </text:list-item>
        <text:list-item>
          <text:p text:style-name="P26">bei Verschlüsselung bleiben die Informationen</text:p>
        </text:list-item>
      </text:list>
      <text:p text:style-name="Standard"/>
      <text:p text:style-name="P4">1.7.2 Verschlüsselung mt Computer</text:p>
      <text:p text:style-name="Standard">- einfachste Verschlüsselung auf basis logischer Verknüpfungen = XOR</text:p>
      <text:p text:style-name="Standard"><text:tab/>- XOR = exclusiv-OR:</text:p>
      <text:p text:style-name="Standard"><text:tab/><text:tab/>- Ausgang = 1, wenn Eingänge entgegengesetzt</text:p>
      <text:p text:style-name="Standard">- Verschlüsseln</text:p>
      <text:p text:style-name="Standard"><text:tab/>- Klartext-Zeichen werden mit einem Schlüssel-Zeichen XOR verknüpft</text:p>
      <text:p text:style-name="Standard"><text:tab/>- Ergebnis ist Verschlüsselungstext</text:p>
      <text:p text:style-name="Standard"><text:tab/>- Schlüssel kann frei gewählt werden</text:p>
      <text:p text:style-name="Standard">- Entschlüsseln</text:p>
      <text:p text:style-name="Standard"><text:tab/>- gleichen Schlüssel verwenden</text:p>
      <text:p text:style-name="Standard"><text:tab/>- Verschlüsselungstext-Zeichen werden mit Schlüssel XOR verknüpft</text:p>
      <text:p text:style-name="Standard"><text:tab/>- Ergebnis ist Klartext</text:p>
      <text:p text:style-name="Standard"/>
      <text:p text:style-name="P4">1.7.3 Schlüssel</text:p>
      <text:p text:style-name="Standard">- Schlüssel sind im Prinzip sehr lange Zeichenketten</text:p>
      <text:p text:style-name="Standard">- die Schlüsselgröße wird in Bit abgegeben</text:p>
      <text:p text:style-name="Standard">- je länger der Schlüssel, desto sicherer ist der verschlüsselte Text</text:p>
      <text:p text:style-name="Standard">- Bitfolge als Dualzahl → auch beliebige reversible mathematische Verfahren möglich</text:p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.7.4 Verschlüsselungsverfahren</text:p>
      <text:list xml:id="list7517547750887344627" text:style-name="L22">
        <text:list-item>
          <text:p text:style-name="P27">symmetrische Verschlüsselung</text:p>
        </text:list-item>
      </text:list>
      <text:p text:style-name="Standard">- konventionelle Verschlüsselung</text:p>
      <text:p text:style-name="Standard">- Verschlüsselung mit Geheimschlüsseln oder symmetrischen Schlüsseln</text:p>
      <text:p text:style-name="Standard">- gleicher Schlüsselt für die Ver- als auch Entschlüsselung</text:p>
      <text:list xml:id="list7117614570421869342" text:style-name="L23">
        <text:list-item>
          <text:p text:style-name="P28">Beispiel:</text:p>
        </text:list-item>
      </text:list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>Data Encryption Standard</text:span></text:span> (DES) ist ein für ein konventionelles Verschlüsselungssystem, das häufig auf Regierungsebene eingesetzt wird</text:p>
      <text:p text:style-name="Standard"><text:tab/>- Vorteil:</text:p>
      <text:p text:style-name="Standard"><text:tab/><text:tab/>- die konventionelle Verschlüsselung ist sehr schnell</text:p>
      <text:p text:style-name="Standard"><text:tab/><text:tab/>- besonders sinnvoll um Daten zu verschlüsseln, die nicht übertragen werden</text:p>
      <text:p text:style-name="Standard"><text:tab/>- Nachteil:</text:p>
      <text:p text:style-name="Standard"><text:tab/><text:tab/>- Absender und Empfänger müssen sich auf einen Schlüssel einigen</text:p>
      <text:p text:style-name="Standard"><text:tab/><text:tab/>- Schlüssel muss streng geheim gehalten werden</text:p>
      <text:p text:style-name="Standard"><text:tab/><text:tab/>- wird Schlüssel bei der Übertragung angefangen, können die verschlüsselten</text:p>
      <text:p text:style-name="Standard"><text:tab/><text:tab/> <text:s/>Datenspäter ausgelesen, geändert oder verfälscht werden</text:p>
      <text:p text:style-name="Standard"><text:tab/><text:tab/>- für jede verschlüsselte Kommunikation eigener Schlüssel notwendig</text:p>
      <text:p text:style-name="Standard"><text:tab/>- Lösung:</text:p>
      <text:p text:style-name="Standard"><text:tab/><text:tab/>- Schlüssel kann auch ausgehandelt werden</text:p>
      <text:p text:style-name="Standard"><text:tab/><text:tab/>- entsprechende Verfahren auf Basis von Primzahlen und Modulodivision</text:p>
      <text:p text:style-name="Standard"><text:tab/><text:tab/>- Verfahren sind nicht reversible</text:p>
      <text:p text:style-name="Standard"><text:tab/><text:tab/>- ausgetauschte Daten können mitgelesen werden, Schlüssel trotzdem sicher</text:p>
      <text:p text:style-name="Standard"><text:tab/>- X möchte an Y verschlüsselt Daten senden und teilt dies Y öffentlich mit</text:p>
      <text:p text:style-name="Standard"><text:tab/>- X und Y generieren beide per Zufallsgenerator eine beliebige ganze Zahl (a, b)</text:p>
      <text:p text:style-name="Standard"><text:tab/>- X generiert und übermittelt an Y:</text:p>
      <text:p text:style-name="Standard"><text:tab/><text:tab/>- Basiszahl B</text:p>
      <text:p text:style-name="Standard"><text:tab/><text:tab/>- Primzahl P</text:p>
      <text:p text:style-name="Standard"><text:tab/>- X und Y berechnen aus diesen 3 Werten je eine neue Zahl wie folgt:</text:p>
      <text:p text:style-name="Standard"><text:tab/><text:tab/>ZX = B<text:span text:style-name="Absatz-Standardschriftart"><text:span text:style-name="T4">a</text:span></text:span> mod P<text:tab/><text:tab/>ZY = B<text:span text:style-name="Absatz-Standardschriftart"><text:span text:style-name="T4">b</text:span></text:span> mod P</text:p>
      <text:p text:style-name="Standard"><text:tab/>- X und Y berechnen daraus den gemeinsamen geheimen Sitzungschlüssel</text:p>
      <text:p text:style-name="Standard"><text:tab/><text:tab/>S = ZY<text:span text:style-name="Absatz-Standardschriftart"><text:span text:style-name="T4">a</text:span></text:span> mod P <text:tab/><text:tab/>S = ZX<text:span text:style-name="Absatz-Standardschriftart"><text:span text:style-name="T4">b</text:span></text:span> mod P</text:p>
      <text:p text:style-name="Standard"><text:tab/>- X verschlüsselt seine Daten mit dem Schlüssel S überträgt sie</text:p>
      <text:list xml:id="list6897742563013400992" text:style-name="L25">
        <text:list-item>
          <text:list>
            <text:list-item>
              <text:p text:style-name="P29">Y entschlüsselt die Daten mit Schlüssel S und erhält Klartext</text:p>
            </text:list-item>
            <text:list-item>
              <text:p text:style-name="P16"/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480038496074836536" text:style-name="L24">
        <text:list-item>
          <text:p text:style-name="P15"><text:soft-page-break/>asymmetrische Verschlüsselung</text:p>
        </text:list-item>
      </text:list>
      <text:p text:style-name="Standard">- Konzept 1975 von Whitfield Diffie und Martin Hellman eingeführt</text:p>
      <text:p text:style-name="Standard">- Kryptografie mit öffentlichen Schlüssen ist asymmetrisches Schema</text:p>
      <text:p text:style-name="Standard">- zur Ver- und Entschlüsselung wird ein Schlüsselpaar verwendet</text:p>
      <text:p text:style-name="Standard">- mit einem Schlüssel werden Daten verschlüsselt</text:p>
      <text:p text:style-name="Standard">- mit dem zugeordneten 2. Schlüssel werden Daten entschlüsselt</text:p>
      <text:p text:style-name="Standard">- der 1. Schlüssel ist öffentlich</text:p>
      <text:p text:style-name="Standard">- der 2. Schlüssel ist privat</text:p>
      <text:p text:style-name="Standard">- jeder kann mit dem öffentlichen Schlüssel Daten verschlüsseln</text:p>
      <text:p text:style-name="Standard">- nur der Besitzer des entsprechenden privaten Schlüssel kann die Daten entschlüsseln</text:p>
      <text:p text:style-name="Standard">- privater Schlüssel kann nicht aus dem öffentlichen Schlüssel angeleitet werden</text:p>
      <text:p text:style-name="Standard"><text:tab/>- Vorteil:</text:p>
      <text:p text:style-name="Standard"><text:tab/><text:tab/>- kein Übertragen von geheimen Schlüsseln zwischen Absender und Empfänger</text:p>
      <text:p text:style-name="Standard"><text:tab/><text:tab/>- für jede Kommunikation sind nur noch öffentliche Schlüssel erforderlich</text:p>
      <text:p text:style-name="Standard"><text:tab/><text:tab/>- private Schlüssel werden nicht übertragen</text:p>
      <text:p text:style-name="Standard"><text:tab/><text:tab/>- Verwendung für digitale Unterschriften möglich</text:p>
      <text:p text:style-name="Standard"><text:tab/>- Nachteil:</text:p>
      <text:p text:style-name="Standard"><text:tab/><text:tab/>- sehr rechenintensiv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OpenSymbol" svg:font-family="OpenSymbol"/>
    <style:font-face style:name="Lohit Hindi" svg:font-family="'Lohit Hindi'" style:font-family-generic="system"/>
    <style:font-face style:name="OpenSymbol1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</office:font-face-decls>
  <office:styles>
    <draw:marker draw:name="a0" svg:viewBox="0 0 20 30" svg:d="M10 0l-10 30h20z"/>
    <draw:marker draw:name="a2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Absatz-Standardschriftart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WW_5f_CharLFO2LVL1" style:display-name="WW_CharLFO2LVL1" style:family="text">
      <style:text-properties style:font-name="OpenSymbol1" style:font-name-asian="OpenSymbol1" style:font-name-complex="OpenSymbol1"/>
    </style:style>
    <style:style style:name="WW_5f_CharLFO2LVL2" style:display-name="WW_CharLFO2LVL2" style:family="text">
      <style:text-properties style:font-name="OpenSymbol1" style:font-name-asian="OpenSymbol1" style:font-name-complex="OpenSymbol1"/>
    </style:style>
    <style:style style:name="WW_5f_CharLFO2LVL3" style:display-name="WW_CharLFO2LVL3" style:family="text">
      <style:text-properties style:font-name="OpenSymbol1" style:font-name-asian="OpenSymbol1" style:font-name-complex="OpenSymbol1"/>
    </style:style>
    <style:style style:name="WW_5f_CharLFO2LVL4" style:display-name="WW_CharLFO2LVL4" style:family="text">
      <style:text-properties style:font-name="OpenSymbol1" style:font-name-asian="OpenSymbol1" style:font-name-complex="OpenSymbol1"/>
    </style:style>
    <style:style style:name="WW_5f_CharLFO2LVL5" style:display-name="WW_CharLFO2LVL5" style:family="text">
      <style:text-properties style:font-name="OpenSymbol1" style:font-name-asian="OpenSymbol1" style:font-name-complex="OpenSymbol1"/>
    </style:style>
    <style:style style:name="WW_5f_CharLFO2LVL6" style:display-name="WW_CharLFO2LVL6" style:family="text">
      <style:text-properties style:font-name="OpenSymbol1" style:font-name-asian="OpenSymbol1" style:font-name-complex="OpenSymbol1"/>
    </style:style>
    <style:style style:name="WW_5f_CharLFO2LVL7" style:display-name="WW_CharLFO2LVL7" style:family="text">
      <style:text-properties style:font-name="OpenSymbol1" style:font-name-asian="OpenSymbol1" style:font-name-complex="OpenSymbol1"/>
    </style:style>
    <style:style style:name="WW_5f_CharLFO2LVL8" style:display-name="WW_CharLFO2LVL8" style:family="text">
      <style:text-properties style:font-name="OpenSymbol1" style:font-name-asian="OpenSymbol1" style:font-name-complex="OpenSymbol1"/>
    </style:style>
    <style:style style:name="WW_5f_CharLFO2LVL9" style:display-name="WW_CharLFO2LVL9" style:family="text">
      <style:text-properties style:font-name="OpenSymbol1" style:font-name-asian="OpenSymbol1" style:font-name-complex="OpenSymbol1"/>
    </style:style>
    <style:style style:name="WW_5f_CharLFO3LVL1" style:display-name="WW_CharLFO3LVL1" style:family="text">
      <style:text-properties style:font-name="OpenSymbol1" style:font-name-asian="OpenSymbol1" style:font-name-complex="OpenSymbol1"/>
    </style:style>
    <style:style style:name="WW_5f_CharLFO3LVL2" style:display-name="WW_CharLFO3LVL2" style:family="text">
      <style:text-properties style:font-name="OpenSymbol1" style:font-name-asian="OpenSymbol1" style:font-name-complex="OpenSymbol1"/>
    </style:style>
    <style:style style:name="WW_5f_CharLFO3LVL3" style:display-name="WW_CharLFO3LVL3" style:family="text">
      <style:text-properties style:font-name="OpenSymbol1" style:font-name-asian="OpenSymbol1" style:font-name-complex="OpenSymbol1"/>
    </style:style>
    <style:style style:name="WW_5f_CharLFO3LVL4" style:display-name="WW_CharLFO3LVL4" style:family="text">
      <style:text-properties style:font-name="OpenSymbol1" style:font-name-asian="OpenSymbol1" style:font-name-complex="OpenSymbol1"/>
    </style:style>
    <style:style style:name="WW_5f_CharLFO3LVL5" style:display-name="WW_CharLFO3LVL5" style:family="text">
      <style:text-properties style:font-name="OpenSymbol1" style:font-name-asian="OpenSymbol1" style:font-name-complex="OpenSymbol1"/>
    </style:style>
    <style:style style:name="WW_5f_CharLFO3LVL6" style:display-name="WW_CharLFO3LVL6" style:family="text">
      <style:text-properties style:font-name="OpenSymbol1" style:font-name-asian="OpenSymbol1" style:font-name-complex="OpenSymbol1"/>
    </style:style>
    <style:style style:name="WW_5f_CharLFO3LVL7" style:display-name="WW_CharLFO3LVL7" style:family="text">
      <style:text-properties style:font-name="OpenSymbol1" style:font-name-asian="OpenSymbol1" style:font-name-complex="OpenSymbol1"/>
    </style:style>
    <style:style style:name="WW_5f_CharLFO3LVL8" style:display-name="WW_CharLFO3LVL8" style:family="text">
      <style:text-properties style:font-name="OpenSymbol1" style:font-name-asian="OpenSymbol1" style:font-name-complex="OpenSymbol1"/>
    </style:style>
    <style:style style:name="WW_5f_CharLFO3LVL9" style:display-name="WW_CharLFO3LVL9" style:family="text">
      <style:text-properties style:font-name="OpenSymbol1" style:font-name-asian="OpenSymbol1" style:font-name-complex="OpenSymbol1"/>
    </style:style>
    <style:style style:name="WW_5f_CharLFO4LVL1" style:display-name="WW_CharLFO4LVL1" style:family="text">
      <style:text-properties style:font-name="OpenSymbol1" style:font-name-asian="OpenSymbol1" style:font-name-complex="OpenSymbol1"/>
    </style:style>
    <style:style style:name="WW_5f_CharLFO4LVL2" style:display-name="WW_CharLFO4LVL2" style:family="text">
      <style:text-properties style:font-name="OpenSymbol1" style:font-name-asian="OpenSymbol1" style:font-name-complex="OpenSymbol1"/>
    </style:style>
    <style:style style:name="WW_5f_CharLFO4LVL3" style:display-name="WW_CharLFO4LVL3" style:family="text">
      <style:text-properties style:font-name="OpenSymbol1" style:font-name-asian="OpenSymbol1" style:font-name-complex="OpenSymbol1"/>
    </style:style>
    <style:style style:name="WW_5f_CharLFO4LVL4" style:display-name="WW_CharLFO4LVL4" style:family="text">
      <style:text-properties style:font-name="OpenSymbol1" style:font-name-asian="OpenSymbol1" style:font-name-complex="OpenSymbol1"/>
    </style:style>
    <style:style style:name="WW_5f_CharLFO4LVL5" style:display-name="WW_CharLFO4LVL5" style:family="text">
      <style:text-properties style:font-name="OpenSymbol1" style:font-name-asian="OpenSymbol1" style:font-name-complex="OpenSymbol1"/>
    </style:style>
    <style:style style:name="WW_5f_CharLFO4LVL6" style:display-name="WW_CharLFO4LVL6" style:family="text">
      <style:text-properties style:font-name="OpenSymbol1" style:font-name-asian="OpenSymbol1" style:font-name-complex="OpenSymbol1"/>
    </style:style>
    <style:style style:name="WW_5f_CharLFO4LVL7" style:display-name="WW_CharLFO4LVL7" style:family="text">
      <style:text-properties style:font-name="OpenSymbol1" style:font-name-asian="OpenSymbol1" style:font-name-complex="OpenSymbol1"/>
    </style:style>
    <style:style style:name="WW_5f_CharLFO4LVL8" style:display-name="WW_CharLFO4LVL8" style:family="text">
      <style:text-properties style:font-name="OpenSymbol1" style:font-name-asian="OpenSymbol1" style:font-name-complex="OpenSymbol1"/>
    </style:style>
    <style:style style:name="WW_5f_CharLFO4LVL9" style:display-name="WW_CharLFO4LVL9" style:family="text">
      <style:text-properties style:font-name="OpenSymbol1" style:font-name-asian="OpenSymbol1" style:font-name-complex="OpenSymbol1"/>
    </style:style>
    <style:style style:name="WW_5f_CharLFO5LVL1" style:display-name="WW_CharLFO5LVL1" style:family="text">
      <style:text-properties style:font-name="OpenSymbol1" style:font-name-asian="OpenSymbol1" style:font-name-complex="OpenSymbol1"/>
    </style:style>
    <style:style style:name="WW_5f_CharLFO5LVL2" style:display-name="WW_CharLFO5LVL2" style:family="text">
      <style:text-properties style:font-name="OpenSymbol1" style:font-name-asian="OpenSymbol1" style:font-name-complex="OpenSymbol1"/>
    </style:style>
    <style:style style:name="WW_5f_CharLFO5LVL3" style:display-name="WW_CharLFO5LVL3" style:family="text">
      <style:text-properties style:font-name="OpenSymbol1" style:font-name-asian="OpenSymbol1" style:font-name-complex="OpenSymbol1"/>
    </style:style>
    <style:style style:name="WW_5f_CharLFO5LVL4" style:display-name="WW_CharLFO5LVL4" style:family="text">
      <style:text-properties style:font-name="OpenSymbol1" style:font-name-asian="OpenSymbol1" style:font-name-complex="OpenSymbol1"/>
    </style:style>
    <style:style style:name="WW_5f_CharLFO5LVL5" style:display-name="WW_CharLFO5LVL5" style:family="text">
      <style:text-properties style:font-name="OpenSymbol1" style:font-name-asian="OpenSymbol1" style:font-name-complex="OpenSymbol1"/>
    </style:style>
    <style:style style:name="WW_5f_CharLFO5LVL6" style:display-name="WW_CharLFO5LVL6" style:family="text">
      <style:text-properties style:font-name="OpenSymbol1" style:font-name-asian="OpenSymbol1" style:font-name-complex="OpenSymbol1"/>
    </style:style>
    <style:style style:name="WW_5f_CharLFO5LVL7" style:display-name="WW_CharLFO5LVL7" style:family="text">
      <style:text-properties style:font-name="OpenSymbol1" style:font-name-asian="OpenSymbol1" style:font-name-complex="OpenSymbol1"/>
    </style:style>
    <style:style style:name="WW_5f_CharLFO5LVL8" style:display-name="WW_CharLFO5LVL8" style:family="text">
      <style:text-properties style:font-name="OpenSymbol1" style:font-name-asian="OpenSymbol1" style:font-name-complex="OpenSymbol1"/>
    </style:style>
    <style:style style:name="WW_5f_CharLFO5LVL9" style:display-name="WW_CharLFO5LVL9" style:family="text">
      <style:text-properties style:font-name="OpenSymbol1" style:font-name-asian="OpenSymbol1" style:font-name-complex="OpenSymbol1"/>
    </style:style>
    <style:style style:name="WW_5f_CharLFO6LVL1" style:display-name="WW_CharLFO6LVL1" style:family="text">
      <style:text-properties style:font-name="StarSymbol" style:font-name-asian="OpenSymbol1" style:font-name-complex="OpenSymbol1"/>
    </style:style>
    <style:style style:name="WW_5f_CharLFO6LVL2" style:display-name="WW_CharLFO6LVL2" style:family="text">
      <style:text-properties style:font-name="StarSymbol" style:font-name-asian="OpenSymbol1" style:font-name-complex="OpenSymbol1"/>
    </style:style>
    <style:style style:name="WW_5f_CharLFO6LVL3" style:display-name="WW_CharLFO6LVL3" style:family="text">
      <style:text-properties style:font-name="StarSymbol" style:font-name-asian="OpenSymbol1" style:font-name-complex="OpenSymbol1"/>
    </style:style>
    <style:style style:name="WW_5f_CharLFO6LVL4" style:display-name="WW_CharLFO6LVL4" style:family="text">
      <style:text-properties style:font-name="StarSymbol" style:font-name-asian="OpenSymbol1" style:font-name-complex="OpenSymbol1"/>
    </style:style>
    <style:style style:name="WW_5f_CharLFO6LVL5" style:display-name="WW_CharLFO6LVL5" style:family="text">
      <style:text-properties style:font-name="StarSymbol" style:font-name-asian="OpenSymbol1" style:font-name-complex="OpenSymbol1"/>
    </style:style>
    <style:style style:name="WW_5f_CharLFO6LVL6" style:display-name="WW_CharLFO6LVL6" style:family="text">
      <style:text-properties style:font-name="StarSymbol" style:font-name-asian="OpenSymbol1" style:font-name-complex="OpenSymbol1"/>
    </style:style>
    <style:style style:name="WW_5f_CharLFO6LVL7" style:display-name="WW_CharLFO6LVL7" style:family="text">
      <style:text-properties style:font-name="StarSymbol" style:font-name-asian="OpenSymbol1" style:font-name-complex="OpenSymbol1"/>
    </style:style>
    <style:style style:name="WW_5f_CharLFO6LVL8" style:display-name="WW_CharLFO6LVL8" style:family="text">
      <style:text-properties style:font-name="StarSymbol" style:font-name-asian="OpenSymbol1" style:font-name-complex="OpenSymbol1"/>
    </style:style>
    <style:style style:name="WW_5f_CharLFO6LVL9" style:display-name="WW_CharLFO6LVL9" style:family="text">
      <style:text-properties style:font-name="StarSymbol" style:font-name-asian="OpenSymbol1" style:font-name-complex="OpenSymbol1"/>
    </style:style>
    <style:style style:name="WW_5f_CharLFO7LVL1" style:display-name="WW_CharLFO7LVL1" style:family="text">
      <style:text-properties style:font-name="StarSymbol" style:font-name-asian="OpenSymbol1" style:font-name-complex="OpenSymbol1"/>
    </style:style>
    <style:style style:name="WW_5f_CharLFO7LVL2" style:display-name="WW_CharLFO7LVL2" style:family="text">
      <style:text-properties style:font-name="StarSymbol" style:font-name-asian="OpenSymbol1" style:font-name-complex="OpenSymbol1"/>
    </style:style>
    <style:style style:name="WW_5f_CharLFO7LVL3" style:display-name="WW_CharLFO7LVL3" style:family="text">
      <style:text-properties style:font-name="StarSymbol" style:font-name-asian="OpenSymbol1" style:font-name-complex="OpenSymbol1"/>
    </style:style>
    <style:style style:name="WW_5f_CharLFO7LVL4" style:display-name="WW_CharLFO7LVL4" style:family="text">
      <style:text-properties style:font-name="StarSymbol" style:font-name-asian="OpenSymbol1" style:font-name-complex="OpenSymbol1"/>
    </style:style>
    <style:style style:name="WW_5f_CharLFO7LVL5" style:display-name="WW_CharLFO7LVL5" style:family="text">
      <style:text-properties style:font-name="StarSymbol" style:font-name-asian="OpenSymbol1" style:font-name-complex="OpenSymbol1"/>
    </style:style>
    <style:style style:name="WW_5f_CharLFO7LVL6" style:display-name="WW_CharLFO7LVL6" style:family="text">
      <style:text-properties style:font-name="StarSymbol" style:font-name-asian="OpenSymbol1" style:font-name-complex="OpenSymbol1"/>
    </style:style>
    <style:style style:name="WW_5f_CharLFO7LVL7" style:display-name="WW_CharLFO7LVL7" style:family="text">
      <style:text-properties style:font-name="StarSymbol" style:font-name-asian="OpenSymbol1" style:font-name-complex="OpenSymbol1"/>
    </style:style>
    <style:style style:name="WW_5f_CharLFO7LVL8" style:display-name="WW_CharLFO7LVL8" style:family="text">
      <style:text-properties style:font-name="StarSymbol" style:font-name-asian="OpenSymbol1" style:font-name-complex="OpenSymbol1"/>
    </style:style>
    <style:style style:name="WW_5f_CharLFO7LVL9" style:display-name="WW_CharLFO7LVL9" style:family="text">
      <style:text-properties style:font-name="StarSymbol" style:font-name-asian="OpenSymbol1" style:font-name-complex="OpenSymbol1"/>
    </style:style>
    <style:style style:name="WW_5f_CharLFO8LVL1" style:display-name="WW_CharLFO8LVL1" style:family="text">
      <style:text-properties style:font-name="StarSymbol" style:font-name-asian="OpenSymbol1" style:font-name-complex="OpenSymbol1"/>
    </style:style>
    <style:style style:name="WW_5f_CharLFO8LVL2" style:display-name="WW_CharLFO8LVL2" style:family="text">
      <style:text-properties style:font-name="StarSymbol" style:font-name-asian="OpenSymbol1" style:font-name-complex="OpenSymbol1"/>
    </style:style>
    <style:style style:name="WW_5f_CharLFO8LVL3" style:display-name="WW_CharLFO8LVL3" style:family="text">
      <style:text-properties style:font-name="StarSymbol" style:font-name-asian="OpenSymbol1" style:font-name-complex="OpenSymbol1"/>
    </style:style>
    <style:style style:name="WW_5f_CharLFO8LVL4" style:display-name="WW_CharLFO8LVL4" style:family="text">
      <style:text-properties style:font-name="StarSymbol" style:font-name-asian="OpenSymbol1" style:font-name-complex="OpenSymbol1"/>
    </style:style>
    <style:style style:name="WW_5f_CharLFO8LVL5" style:display-name="WW_CharLFO8LVL5" style:family="text">
      <style:text-properties style:font-name="StarSymbol" style:font-name-asian="OpenSymbol1" style:font-name-complex="OpenSymbol1"/>
    </style:style>
    <style:style style:name="WW_5f_CharLFO8LVL6" style:display-name="WW_CharLFO8LVL6" style:family="text">
      <style:text-properties style:font-name="StarSymbol" style:font-name-asian="OpenSymbol1" style:font-name-complex="OpenSymbol1"/>
    </style:style>
    <style:style style:name="WW_5f_CharLFO8LVL7" style:display-name="WW_CharLFO8LVL7" style:family="text">
      <style:text-properties style:font-name="StarSymbol" style:font-name-asian="OpenSymbol1" style:font-name-complex="OpenSymbol1"/>
    </style:style>
    <style:style style:name="WW_5f_CharLFO8LVL8" style:display-name="WW_CharLFO8LVL8" style:family="text">
      <style:text-properties style:font-name="StarSymbol" style:font-name-asian="OpenSymbol1" style:font-name-complex="OpenSymbol1"/>
    </style:style>
    <style:style style:name="WW_5f_CharLFO8LVL9" style:display-name="WW_CharLFO8LVL9" style:family="text">
      <style:text-properties style:font-name="StarSymbol" style:font-name-asian="OpenSymbol1" style:font-name-complex="OpenSymbol1"/>
    </style:style>
    <style:style style:name="WW_5f_CharLFO9LVL1" style:display-name="WW_CharLFO9LVL1" style:family="text">
      <style:text-properties style:font-name="StarSymbol" style:font-name-asian="OpenSymbol1" style:font-name-complex="OpenSymbol1"/>
    </style:style>
    <style:style style:name="WW_5f_CharLFO9LVL2" style:display-name="WW_CharLFO9LVL2" style:family="text">
      <style:text-properties style:font-name="StarSymbol" style:font-name-asian="OpenSymbol1" style:font-name-complex="OpenSymbol1"/>
    </style:style>
    <style:style style:name="WW_5f_CharLFO9LVL3" style:display-name="WW_CharLFO9LVL3" style:family="text">
      <style:text-properties style:font-name="StarSymbol" style:font-name-asian="OpenSymbol1" style:font-name-complex="OpenSymbol1"/>
    </style:style>
    <style:style style:name="WW_5f_CharLFO9LVL4" style:display-name="WW_CharLFO9LVL4" style:family="text">
      <style:text-properties style:font-name="StarSymbol" style:font-name-asian="OpenSymbol1" style:font-name-complex="OpenSymbol1"/>
    </style:style>
    <style:style style:name="WW_5f_CharLFO9LVL5" style:display-name="WW_CharLFO9LVL5" style:family="text">
      <style:text-properties style:font-name="StarSymbol" style:font-name-asian="OpenSymbol1" style:font-name-complex="OpenSymbol1"/>
    </style:style>
    <style:style style:name="WW_5f_CharLFO9LVL6" style:display-name="WW_CharLFO9LVL6" style:family="text">
      <style:text-properties style:font-name="StarSymbol" style:font-name-asian="OpenSymbol1" style:font-name-complex="OpenSymbol1"/>
    </style:style>
    <style:style style:name="WW_5f_CharLFO9LVL7" style:display-name="WW_CharLFO9LVL7" style:family="text">
      <style:text-properties style:font-name="StarSymbol" style:font-name-asian="OpenSymbol1" style:font-name-complex="OpenSymbol1"/>
    </style:style>
    <style:style style:name="WW_5f_CharLFO9LVL8" style:display-name="WW_CharLFO9LVL8" style:family="text">
      <style:text-properties style:font-name="StarSymbol" style:font-name-asian="OpenSymbol1" style:font-name-complex="OpenSymbol1"/>
    </style:style>
    <style:style style:name="WW_5f_CharLFO9LVL9" style:display-name="WW_CharLFO9LVL9" style:family="text">
      <style:text-properties style:font-name="StarSymbol" style:font-name-asian="OpenSymbol1" style:font-name-complex="OpenSymbol1"/>
    </style:style>
    <style:style style:name="WW_5f_CharLFO10LVL1" style:display-name="WW_CharLFO10LVL1" style:family="text">
      <style:text-properties style:font-name="StarSymbol" style:font-name-asian="OpenSymbol1" style:font-name-complex="OpenSymbol1"/>
    </style:style>
    <style:style style:name="WW_5f_CharLFO10LVL2" style:display-name="WW_CharLFO10LVL2" style:family="text">
      <style:text-properties style:font-name="StarSymbol" style:font-name-asian="OpenSymbol1" style:font-name-complex="OpenSymbol1"/>
    </style:style>
    <style:style style:name="WW_5f_CharLFO10LVL3" style:display-name="WW_CharLFO10LVL3" style:family="text">
      <style:text-properties style:font-name="StarSymbol" style:font-name-asian="OpenSymbol1" style:font-name-complex="OpenSymbol1"/>
    </style:style>
    <style:style style:name="WW_5f_CharLFO10LVL4" style:display-name="WW_CharLFO10LVL4" style:family="text">
      <style:text-properties style:font-name="StarSymbol" style:font-name-asian="OpenSymbol1" style:font-name-complex="OpenSymbol1"/>
    </style:style>
    <style:style style:name="WW_5f_CharLFO10LVL5" style:display-name="WW_CharLFO10LVL5" style:family="text">
      <style:text-properties style:font-name="StarSymbol" style:font-name-asian="OpenSymbol1" style:font-name-complex="OpenSymbol1"/>
    </style:style>
    <style:style style:name="WW_5f_CharLFO10LVL6" style:display-name="WW_CharLFO10LVL6" style:family="text">
      <style:text-properties style:font-name="StarSymbol" style:font-name-asian="OpenSymbol1" style:font-name-complex="OpenSymbol1"/>
    </style:style>
    <style:style style:name="WW_5f_CharLFO10LVL7" style:display-name="WW_CharLFO10LVL7" style:family="text">
      <style:text-properties style:font-name="StarSymbol" style:font-name-asian="OpenSymbol1" style:font-name-complex="OpenSymbol1"/>
    </style:style>
    <style:style style:name="WW_5f_CharLFO10LVL8" style:display-name="WW_CharLFO10LVL8" style:family="text">
      <style:text-properties style:font-name="StarSymbol" style:font-name-asian="OpenSymbol1" style:font-name-complex="OpenSymbol1"/>
    </style:style>
    <style:style style:name="WW_5f_CharLFO10LVL9" style:display-name="WW_CharLFO10LVL9" style:family="text">
      <style:text-properties style:font-name="StarSymbol" style:font-name-asian="OpenSymbol1" style:font-name-complex="OpenSymbol1"/>
    </style:style>
    <style:style style:name="WW_5f_CharLFO11LVL1" style:display-name="WW_CharLFO11LVL1" style:family="text">
      <style:text-properties style:font-name="StarSymbol" style:font-name-asian="OpenSymbol1" style:font-name-complex="OpenSymbol1"/>
    </style:style>
    <style:style style:name="WW_5f_CharLFO11LVL2" style:display-name="WW_CharLFO11LVL2" style:family="text">
      <style:text-properties style:font-name="StarSymbol" style:font-name-asian="OpenSymbol1" style:font-name-complex="OpenSymbol1"/>
    </style:style>
    <style:style style:name="WW_5f_CharLFO11LVL3" style:display-name="WW_CharLFO11LVL3" style:family="text">
      <style:text-properties style:font-name="StarSymbol" style:font-name-asian="OpenSymbol1" style:font-name-complex="OpenSymbol1"/>
    </style:style>
    <style:style style:name="WW_5f_CharLFO11LVL4" style:display-name="WW_CharLFO11LVL4" style:family="text">
      <style:text-properties style:font-name="StarSymbol" style:font-name-asian="OpenSymbol1" style:font-name-complex="OpenSymbol1"/>
    </style:style>
    <style:style style:name="WW_5f_CharLFO11LVL5" style:display-name="WW_CharLFO11LVL5" style:family="text">
      <style:text-properties style:font-name="StarSymbol" style:font-name-asian="OpenSymbol1" style:font-name-complex="OpenSymbol1"/>
    </style:style>
    <style:style style:name="WW_5f_CharLFO11LVL6" style:display-name="WW_CharLFO11LVL6" style:family="text">
      <style:text-properties style:font-name="StarSymbol" style:font-name-asian="OpenSymbol1" style:font-name-complex="OpenSymbol1"/>
    </style:style>
    <style:style style:name="WW_5f_CharLFO11LVL7" style:display-name="WW_CharLFO11LVL7" style:family="text">
      <style:text-properties style:font-name="StarSymbol" style:font-name-asian="OpenSymbol1" style:font-name-complex="OpenSymbol1"/>
    </style:style>
    <style:style style:name="WW_5f_CharLFO11LVL8" style:display-name="WW_CharLFO11LVL8" style:family="text">
      <style:text-properties style:font-name="StarSymbol" style:font-name-asian="OpenSymbol1" style:font-name-complex="OpenSymbol1"/>
    </style:style>
    <style:style style:name="WW_5f_CharLFO11LVL9" style:display-name="WW_CharLFO11LVL9" style:family="text">
      <style:text-properties style:font-name="StarSymbol" style:font-name-asian="OpenSymbol1" style:font-name-complex="OpenSymbol1"/>
    </style:style>
    <style:style style:name="WW_5f_CharLFO12LVL1" style:display-name="WW_CharLFO12LVL1" style:family="text">
      <style:text-properties style:font-name="StarSymbol" style:font-name-asian="OpenSymbol1" style:font-name-complex="OpenSymbol1"/>
    </style:style>
    <style:style style:name="WW_5f_CharLFO12LVL2" style:display-name="WW_CharLFO12LVL2" style:family="text">
      <style:text-properties style:font-name="StarSymbol" style:font-name-asian="OpenSymbol1" style:font-name-complex="OpenSymbol1"/>
    </style:style>
    <style:style style:name="WW_5f_CharLFO12LVL3" style:display-name="WW_CharLFO12LVL3" style:family="text">
      <style:text-properties style:font-name="StarSymbol" style:font-name-asian="OpenSymbol1" style:font-name-complex="OpenSymbol1"/>
    </style:style>
    <style:style style:name="WW_5f_CharLFO12LVL4" style:display-name="WW_CharLFO12LVL4" style:family="text">
      <style:text-properties style:font-name="StarSymbol" style:font-name-asian="OpenSymbol1" style:font-name-complex="OpenSymbol1"/>
    </style:style>
    <style:style style:name="WW_5f_CharLFO12LVL5" style:display-name="WW_CharLFO12LVL5" style:family="text">
      <style:text-properties style:font-name="StarSymbol" style:font-name-asian="OpenSymbol1" style:font-name-complex="OpenSymbol1"/>
    </style:style>
    <style:style style:name="WW_5f_CharLFO12LVL6" style:display-name="WW_CharLFO12LVL6" style:family="text">
      <style:text-properties style:font-name="StarSymbol" style:font-name-asian="OpenSymbol1" style:font-name-complex="OpenSymbol1"/>
    </style:style>
    <style:style style:name="WW_5f_CharLFO12LVL7" style:display-name="WW_CharLFO12LVL7" style:family="text">
      <style:text-properties style:font-name="StarSymbol" style:font-name-asian="OpenSymbol1" style:font-name-complex="OpenSymbol1"/>
    </style:style>
    <style:style style:name="WW_5f_CharLFO12LVL8" style:display-name="WW_CharLFO12LVL8" style:family="text">
      <style:text-properties style:font-name="StarSymbol" style:font-name-asian="OpenSymbol1" style:font-name-complex="OpenSymbol1"/>
    </style:style>
    <style:style style:name="WW_5f_CharLFO12LVL9" style:display-name="WW_CharLFO12LVL9" style:family="text">
      <style:text-properties style:font-name="StarSymbol" style:font-name-asian="OpenSymbol1" style:font-name-complex="OpenSymbol1"/>
    </style:style>
    <style:style style:name="WW_5f_CharLFO13LVL1" style:display-name="WW_CharLFO13LVL1" style:family="text">
      <style:text-properties style:font-name="StarSymbol" style:font-name-asian="OpenSymbol1" style:font-name-complex="OpenSymbol1"/>
    </style:style>
    <style:style style:name="WW_5f_CharLFO13LVL2" style:display-name="WW_CharLFO13LVL2" style:family="text">
      <style:text-properties style:font-name="StarSymbol" style:font-name-asian="OpenSymbol1" style:font-name-complex="OpenSymbol1"/>
    </style:style>
    <style:style style:name="WW_5f_CharLFO13LVL3" style:display-name="WW_CharLFO13LVL3" style:family="text">
      <style:text-properties style:font-name="StarSymbol" style:font-name-asian="OpenSymbol1" style:font-name-complex="OpenSymbol1"/>
    </style:style>
    <style:style style:name="WW_5f_CharLFO13LVL4" style:display-name="WW_CharLFO13LVL4" style:family="text">
      <style:text-properties style:font-name="StarSymbol" style:font-name-asian="OpenSymbol1" style:font-name-complex="OpenSymbol1"/>
    </style:style>
    <style:style style:name="WW_5f_CharLFO13LVL5" style:display-name="WW_CharLFO13LVL5" style:family="text">
      <style:text-properties style:font-name="StarSymbol" style:font-name-asian="OpenSymbol1" style:font-name-complex="OpenSymbol1"/>
    </style:style>
    <style:style style:name="WW_5f_CharLFO13LVL6" style:display-name="WW_CharLFO13LVL6" style:family="text">
      <style:text-properties style:font-name="StarSymbol" style:font-name-asian="OpenSymbol1" style:font-name-complex="OpenSymbol1"/>
    </style:style>
    <style:style style:name="WW_5f_CharLFO13LVL7" style:display-name="WW_CharLFO13LVL7" style:family="text">
      <style:text-properties style:font-name="StarSymbol" style:font-name-asian="OpenSymbol1" style:font-name-complex="OpenSymbol1"/>
    </style:style>
    <style:style style:name="WW_5f_CharLFO13LVL8" style:display-name="WW_CharLFO13LVL8" style:family="text">
      <style:text-properties style:font-name="StarSymbol" style:font-name-asian="OpenSymbol1" style:font-name-complex="OpenSymbol1"/>
    </style:style>
    <style:style style:name="WW_5f_CharLFO13LVL9" style:display-name="WW_CharLFO13LVL9" style:family="text">
      <style:text-properties style:font-name="StarSymbol" style:font-name-asian="OpenSymbol1" style:font-name-complex="OpenSymbol1"/>
    </style:style>
    <style:style style:name="WW_5f_CharLFO14LVL1" style:display-name="WW_CharLFO14LVL1" style:family="text">
      <style:text-properties style:font-name="OpenSymbol1" style:font-name-asian="OpenSymbol1" style:font-name-complex="OpenSymbol1"/>
    </style:style>
    <style:style style:name="WW_5f_CharLFO14LVL2" style:display-name="WW_CharLFO14LVL2" style:family="text">
      <style:text-properties style:font-name="OpenSymbol1" style:font-name-asian="OpenSymbol1" style:font-name-complex="OpenSymbol1"/>
    </style:style>
    <style:style style:name="WW_5f_CharLFO14LVL3" style:display-name="WW_CharLFO14LVL3" style:family="text">
      <style:text-properties style:font-name="OpenSymbol1" style:font-name-asian="OpenSymbol1" style:font-name-complex="OpenSymbol1"/>
    </style:style>
    <style:style style:name="WW_5f_CharLFO14LVL4" style:display-name="WW_CharLFO14LVL4" style:family="text">
      <style:text-properties style:font-name="OpenSymbol1" style:font-name-asian="OpenSymbol1" style:font-name-complex="OpenSymbol1"/>
    </style:style>
    <style:style style:name="WW_5f_CharLFO14LVL5" style:display-name="WW_CharLFO14LVL5" style:family="text">
      <style:text-properties style:font-name="OpenSymbol1" style:font-name-asian="OpenSymbol1" style:font-name-complex="OpenSymbol1"/>
    </style:style>
    <style:style style:name="WW_5f_CharLFO14LVL6" style:display-name="WW_CharLFO14LVL6" style:family="text">
      <style:text-properties style:font-name="OpenSymbol1" style:font-name-asian="OpenSymbol1" style:font-name-complex="OpenSymbol1"/>
    </style:style>
    <style:style style:name="WW_5f_CharLFO14LVL7" style:display-name="WW_CharLFO14LVL7" style:family="text">
      <style:text-properties style:font-name="OpenSymbol1" style:font-name-asian="OpenSymbol1" style:font-name-complex="OpenSymbol1"/>
    </style:style>
    <style:style style:name="WW_5f_CharLFO14LVL8" style:display-name="WW_CharLFO14LVL8" style:family="text">
      <style:text-properties style:font-name="OpenSymbol1" style:font-name-asian="OpenSymbol1" style:font-name-complex="OpenSymbol1"/>
    </style:style>
    <style:style style:name="WW_5f_CharLFO14LVL9" style:display-name="WW_CharLFO14LVL9" style:family="text">
      <style:text-properties style:font-name="OpenSymbol1" style:font-name-asian="OpenSymbol1" style:font-name-complex="OpenSymbol1"/>
    </style:style>
    <style:style style:name="WW_5f_CharLFO15LVL1" style:display-name="WW_CharLFO15LVL1" style:family="text">
      <style:text-properties style:font-name="OpenSymbol1" style:font-name-asian="OpenSymbol1" style:font-name-complex="OpenSymbol1"/>
    </style:style>
    <style:style style:name="WW_5f_CharLFO15LVL2" style:display-name="WW_CharLFO15LVL2" style:family="text">
      <style:text-properties style:font-name="OpenSymbol1" style:font-name-asian="OpenSymbol1" style:font-name-complex="OpenSymbol1"/>
    </style:style>
    <style:style style:name="WW_5f_CharLFO15LVL3" style:display-name="WW_CharLFO15LVL3" style:family="text">
      <style:text-properties style:font-name="OpenSymbol1" style:font-name-asian="OpenSymbol1" style:font-name-complex="OpenSymbol1"/>
    </style:style>
    <style:style style:name="WW_5f_CharLFO15LVL4" style:display-name="WW_CharLFO15LVL4" style:family="text">
      <style:text-properties style:font-name="OpenSymbol1" style:font-name-asian="OpenSymbol1" style:font-name-complex="OpenSymbol1"/>
    </style:style>
    <style:style style:name="WW_5f_CharLFO15LVL5" style:display-name="WW_CharLFO15LVL5" style:family="text">
      <style:text-properties style:font-name="OpenSymbol1" style:font-name-asian="OpenSymbol1" style:font-name-complex="OpenSymbol1"/>
    </style:style>
    <style:style style:name="WW_5f_CharLFO15LVL6" style:display-name="WW_CharLFO15LVL6" style:family="text">
      <style:text-properties style:font-name="OpenSymbol1" style:font-name-asian="OpenSymbol1" style:font-name-complex="OpenSymbol1"/>
    </style:style>
    <style:style style:name="WW_5f_CharLFO15LVL7" style:display-name="WW_CharLFO15LVL7" style:family="text">
      <style:text-properties style:font-name="OpenSymbol1" style:font-name-asian="OpenSymbol1" style:font-name-complex="OpenSymbol1"/>
    </style:style>
    <style:style style:name="WW_5f_CharLFO15LVL8" style:display-name="WW_CharLFO15LVL8" style:family="text">
      <style:text-properties style:font-name="OpenSymbol1" style:font-name-asian="OpenSymbol1" style:font-name-complex="OpenSymbol1"/>
    </style:style>
    <style:style style:name="WW_5f_CharLFO15LVL9" style:display-name="WW_CharLFO15LVL9" style:family="text">
      <style:text-properties style:font-name="OpenSymbol1" style:font-name-asian="OpenSymbol1" style:font-name-complex="OpenSymbol1"/>
    </style:style>
    <style:style style:name="WW_5f_CharLFO16LVL1" style:display-name="WW_CharLFO16LVL1" style:family="text">
      <style:text-properties style:font-name="OpenSymbol1" style:font-name-asian="OpenSymbol1" style:font-name-complex="OpenSymbol1"/>
    </style:style>
    <style:style style:name="WW_5f_CharLFO16LVL2" style:display-name="WW_CharLFO16LVL2" style:family="text">
      <style:text-properties style:font-name="OpenSymbol1" style:font-name-asian="OpenSymbol1" style:font-name-complex="OpenSymbol1"/>
    </style:style>
    <style:style style:name="WW_5f_CharLFO16LVL3" style:display-name="WW_CharLFO16LVL3" style:family="text">
      <style:text-properties style:font-name="StarSymbol" style:font-name-asian="OpenSymbol1" style:font-name-complex="OpenSymbol1"/>
    </style:style>
    <style:style style:name="WW_5f_CharLFO16LVL4" style:display-name="WW_CharLFO16LVL4" style:family="text">
      <style:text-properties style:font-name="StarSymbol" style:font-name-asian="OpenSymbol1" style:font-name-complex="OpenSymbol1"/>
    </style:style>
    <style:style style:name="WW_5f_CharLFO16LVL5" style:display-name="WW_CharLFO16LVL5" style:family="text">
      <style:text-properties style:font-name="OpenSymbol1" style:font-name-asian="OpenSymbol1" style:font-name-complex="OpenSymbol1"/>
    </style:style>
    <style:style style:name="WW_5f_CharLFO16LVL6" style:display-name="WW_CharLFO16LVL6" style:family="text">
      <style:text-properties style:font-name="OpenSymbol1" style:font-name-asian="OpenSymbol1" style:font-name-complex="OpenSymbol1"/>
    </style:style>
    <style:style style:name="WW_5f_CharLFO16LVL7" style:display-name="WW_CharLFO16LVL7" style:family="text">
      <style:text-properties style:font-name="OpenSymbol1" style:font-name-asian="OpenSymbol1" style:font-name-complex="OpenSymbol1"/>
    </style:style>
    <style:style style:name="WW_5f_CharLFO16LVL8" style:display-name="WW_CharLFO16LVL8" style:family="text">
      <style:text-properties style:font-name="OpenSymbol1" style:font-name-asian="OpenSymbol1" style:font-name-complex="OpenSymbol1"/>
    </style:style>
    <style:style style:name="WW_5f_CharLFO16LVL9" style:display-name="WW_CharLFO16LVL9" style:family="text">
      <style:text-properties style:font-name="OpenSymbol1" style:font-name-asian="OpenSymbol1" style:font-name-complex="OpenSymbol1"/>
    </style:style>
    <style:style style:name="WW_5f_CharLFO18LVL1" style:display-name="WW_CharLFO18LVL1" style:family="text">
      <style:text-properties style:font-name="StarSymbol" style:font-name-asian="OpenSymbol1" style:font-name-complex="OpenSymbol1"/>
    </style:style>
    <style:style style:name="WW_5f_CharLFO18LVL2" style:display-name="WW_CharLFO18LVL2" style:family="text">
      <style:text-properties style:font-name="StarSymbol" style:font-name-asian="OpenSymbol1" style:font-name-complex="OpenSymbol1"/>
    </style:style>
    <style:style style:name="WW_5f_CharLFO18LVL3" style:display-name="WW_CharLFO18LVL3" style:family="text">
      <style:text-properties style:font-name="StarSymbol" style:font-name-asian="OpenSymbol1" style:font-name-complex="OpenSymbol1"/>
    </style:style>
    <style:style style:name="WW_5f_CharLFO18LVL4" style:display-name="WW_CharLFO18LVL4" style:family="text">
      <style:text-properties style:font-name="StarSymbol" style:font-name-asian="OpenSymbol1" style:font-name-complex="OpenSymbol1"/>
    </style:style>
    <style:style style:name="WW_5f_CharLFO18LVL5" style:display-name="WW_CharLFO18LVL5" style:family="text">
      <style:text-properties style:font-name="StarSymbol" style:font-name-asian="OpenSymbol1" style:font-name-complex="OpenSymbol1"/>
    </style:style>
    <style:style style:name="WW_5f_CharLFO18LVL6" style:display-name="WW_CharLFO18LVL6" style:family="text">
      <style:text-properties style:font-name="StarSymbol" style:font-name-asian="OpenSymbol1" style:font-name-complex="OpenSymbol1"/>
    </style:style>
    <style:style style:name="WW_5f_CharLFO18LVL7" style:display-name="WW_CharLFO18LVL7" style:family="text">
      <style:text-properties style:font-name="StarSymbol" style:font-name-asian="OpenSymbol1" style:font-name-complex="OpenSymbol1"/>
    </style:style>
    <style:style style:name="WW_5f_CharLFO18LVL8" style:display-name="WW_CharLFO18LVL8" style:family="text">
      <style:text-properties style:font-name="StarSymbol" style:font-name-asian="OpenSymbol1" style:font-name-complex="OpenSymbol1"/>
    </style:style>
    <style:style style:name="WW_5f_CharLFO18LVL9" style:display-name="WW_CharLFO18LVL9" style:family="text">
      <style:text-properties style:font-name="StarSymbol" style:font-name-asian="OpenSymbol1" style:font-name-complex="OpenSymbol1"/>
    </style:style>
    <style:style style:name="WW_5f_CharLFO20LVL1" style:display-name="WW_CharLFO20LVL1" style:family="text">
      <style:text-properties style:font-name="OpenSymbol1" style:font-name-asian="OpenSymbol1" style:font-name-complex="OpenSymbol1"/>
    </style:style>
    <style:style style:name="WW_5f_CharLFO20LVL2" style:display-name="WW_CharLFO20LVL2" style:family="text">
      <style:text-properties style:font-name="OpenSymbol1" style:font-name-asian="OpenSymbol1" style:font-name-complex="OpenSymbol1"/>
    </style:style>
    <style:style style:name="WW_5f_CharLFO20LVL3" style:display-name="WW_CharLFO20LVL3" style:family="text">
      <style:text-properties style:font-name="OpenSymbol1" style:font-name-asian="OpenSymbol1" style:font-name-complex="OpenSymbol1"/>
    </style:style>
    <style:style style:name="WW_5f_CharLFO20LVL4" style:display-name="WW_CharLFO20LVL4" style:family="text">
      <style:text-properties style:font-name="OpenSymbol1" style:font-name-asian="OpenSymbol1" style:font-name-complex="OpenSymbol1"/>
    </style:style>
    <style:style style:name="WW_5f_CharLFO20LVL5" style:display-name="WW_CharLFO20LVL5" style:family="text">
      <style:text-properties style:font-name="OpenSymbol1" style:font-name-asian="OpenSymbol1" style:font-name-complex="OpenSymbol1"/>
    </style:style>
    <style:style style:name="WW_5f_CharLFO20LVL6" style:display-name="WW_CharLFO20LVL6" style:family="text">
      <style:text-properties style:font-name="OpenSymbol1" style:font-name-asian="OpenSymbol1" style:font-name-complex="OpenSymbol1"/>
    </style:style>
    <style:style style:name="WW_5f_CharLFO20LVL7" style:display-name="WW_CharLFO20LVL7" style:family="text">
      <style:text-properties style:font-name="OpenSymbol1" style:font-name-asian="OpenSymbol1" style:font-name-complex="OpenSymbol1"/>
    </style:style>
    <style:style style:name="WW_5f_CharLFO20LVL8" style:display-name="WW_CharLFO20LVL8" style:family="text">
      <style:text-properties style:font-name="OpenSymbol1" style:font-name-asian="OpenSymbol1" style:font-name-complex="OpenSymbol1"/>
    </style:style>
    <style:style style:name="WW_5f_CharLFO20LVL9" style:display-name="WW_CharLFO20LVL9" style:family="text">
      <style:text-properties style:font-name="OpenSymbol1" style:font-name-asian="OpenSymbol1" style:font-name-complex="OpenSymbol1"/>
    </style:style>
    <style:style style:name="WW_5f_CharLFO21LVL1" style:display-name="WW_CharLFO21LVL1" style:family="text">
      <style:text-properties style:font-name="OpenSymbol1" style:font-name-asian="OpenSymbol1" style:font-name-complex="OpenSymbol1"/>
    </style:style>
    <style:style style:name="WW_5f_CharLFO21LVL2" style:display-name="WW_CharLFO21LVL2" style:family="text">
      <style:text-properties style:font-name="OpenSymbol1" style:font-name-asian="OpenSymbol1" style:font-name-complex="OpenSymbol1"/>
    </style:style>
    <style:style style:name="WW_5f_CharLFO21LVL3" style:display-name="WW_CharLFO21LVL3" style:family="text">
      <style:text-properties style:font-name="OpenSymbol1" style:font-name-asian="OpenSymbol1" style:font-name-complex="OpenSymbol1"/>
    </style:style>
    <style:style style:name="WW_5f_CharLFO21LVL4" style:display-name="WW_CharLFO21LVL4" style:family="text">
      <style:text-properties style:font-name="OpenSymbol1" style:font-name-asian="OpenSymbol1" style:font-name-complex="OpenSymbol1"/>
    </style:style>
    <style:style style:name="WW_5f_CharLFO21LVL5" style:display-name="WW_CharLFO21LVL5" style:family="text">
      <style:text-properties style:font-name="OpenSymbol1" style:font-name-asian="OpenSymbol1" style:font-name-complex="OpenSymbol1"/>
    </style:style>
    <style:style style:name="WW_5f_CharLFO21LVL6" style:display-name="WW_CharLFO21LVL6" style:family="text">
      <style:text-properties style:font-name="OpenSymbol1" style:font-name-asian="OpenSymbol1" style:font-name-complex="OpenSymbol1"/>
    </style:style>
    <style:style style:name="WW_5f_CharLFO21LVL7" style:display-name="WW_CharLFO21LVL7" style:family="text">
      <style:text-properties style:font-name="OpenSymbol1" style:font-name-asian="OpenSymbol1" style:font-name-complex="OpenSymbol1"/>
    </style:style>
    <style:style style:name="WW_5f_CharLFO21LVL8" style:display-name="WW_CharLFO21LVL8" style:family="text">
      <style:text-properties style:font-name="OpenSymbol1" style:font-name-asian="OpenSymbol1" style:font-name-complex="OpenSymbol1"/>
    </style:style>
    <style:style style:name="WW_5f_CharLFO21LVL9" style:display-name="WW_CharLFO21LVL9" style:family="text">
      <style:text-properties style:font-name="OpenSymbol1" style:font-name-asian="OpenSymbol1" style:font-name-complex="OpenSymbol1"/>
    </style:style>
    <style:style style:name="WW_5f_CharLFO22LVL1" style:display-name="WW_CharLFO22LVL1" style:family="text">
      <style:text-properties style:font-name="OpenSymbol1" style:font-name-asian="OpenSymbol1" style:font-name-complex="OpenSymbol1"/>
    </style:style>
    <style:style style:name="WW_5f_CharLFO22LVL2" style:display-name="WW_CharLFO22LVL2" style:family="text">
      <style:text-properties style:font-name="OpenSymbol1" style:font-name-asian="OpenSymbol1" style:font-name-complex="OpenSymbol1"/>
    </style:style>
    <style:style style:name="WW_5f_CharLFO22LVL3" style:display-name="WW_CharLFO22LVL3" style:family="text">
      <style:text-properties style:font-name="OpenSymbol1" style:font-name-asian="OpenSymbol1" style:font-name-complex="OpenSymbol1"/>
    </style:style>
    <style:style style:name="WW_5f_CharLFO22LVL4" style:display-name="WW_CharLFO22LVL4" style:family="text">
      <style:text-properties style:font-name="OpenSymbol1" style:font-name-asian="OpenSymbol1" style:font-name-complex="OpenSymbol1"/>
    </style:style>
    <style:style style:name="WW_5f_CharLFO22LVL5" style:display-name="WW_CharLFO22LVL5" style:family="text">
      <style:text-properties style:font-name="OpenSymbol1" style:font-name-asian="OpenSymbol1" style:font-name-complex="OpenSymbol1"/>
    </style:style>
    <style:style style:name="WW_5f_CharLFO22LVL6" style:display-name="WW_CharLFO22LVL6" style:family="text">
      <style:text-properties style:font-name="OpenSymbol1" style:font-name-asian="OpenSymbol1" style:font-name-complex="OpenSymbol1"/>
    </style:style>
    <style:style style:name="WW_5f_CharLFO22LVL7" style:display-name="WW_CharLFO22LVL7" style:family="text">
      <style:text-properties style:font-name="OpenSymbol1" style:font-name-asian="OpenSymbol1" style:font-name-complex="OpenSymbol1"/>
    </style:style>
    <style:style style:name="WW_5f_CharLFO22LVL8" style:display-name="WW_CharLFO22LVL8" style:family="text">
      <style:text-properties style:font-name="OpenSymbol1" style:font-name-asian="OpenSymbol1" style:font-name-complex="OpenSymbol1"/>
    </style:style>
    <style:style style:name="WW_5f_CharLFO22LVL9" style:display-name="WW_CharLFO22LVL9" style:family="text">
      <style:text-properties style:font-name="OpenSymbol1" style:font-name-asian="OpenSymbol1" style:font-name-complex="OpenSymbol1"/>
    </style:style>
    <style:style style:name="WW_5f_CharLFO23LVL1" style:display-name="WW_CharLFO23LVL1" style:family="text">
      <style:text-properties style:font-name="StarSymbol" style:font-name-asian="OpenSymbol1" style:font-name-complex="OpenSymbol1"/>
    </style:style>
    <style:style style:name="WW_5f_CharLFO23LVL2" style:display-name="WW_CharLFO23LVL2" style:family="text">
      <style:text-properties style:font-name="StarSymbol" style:font-name-asian="OpenSymbol1" style:font-name-complex="OpenSymbol1"/>
    </style:style>
    <style:style style:name="WW_5f_CharLFO23LVL3" style:display-name="WW_CharLFO23LVL3" style:family="text">
      <style:text-properties style:font-name="StarSymbol" style:font-name-asian="OpenSymbol1" style:font-name-complex="OpenSymbol1"/>
    </style:style>
    <style:style style:name="WW_5f_CharLFO23LVL4" style:display-name="WW_CharLFO23LVL4" style:family="text">
      <style:text-properties style:font-name="StarSymbol" style:font-name-asian="OpenSymbol1" style:font-name-complex="OpenSymbol1"/>
    </style:style>
    <style:style style:name="WW_5f_CharLFO23LVL5" style:display-name="WW_CharLFO23LVL5" style:family="text">
      <style:text-properties style:font-name="StarSymbol" style:font-name-asian="OpenSymbol1" style:font-name-complex="OpenSymbol1"/>
    </style:style>
    <style:style style:name="WW_5f_CharLFO23LVL6" style:display-name="WW_CharLFO23LVL6" style:family="text">
      <style:text-properties style:font-name="StarSymbol" style:font-name-asian="OpenSymbol1" style:font-name-complex="OpenSymbol1"/>
    </style:style>
    <style:style style:name="WW_5f_CharLFO23LVL7" style:display-name="WW_CharLFO23LVL7" style:family="text">
      <style:text-properties style:font-name="StarSymbol" style:font-name-asian="OpenSymbol1" style:font-name-complex="OpenSymbol1"/>
    </style:style>
    <style:style style:name="WW_5f_CharLFO23LVL8" style:display-name="WW_CharLFO23LVL8" style:family="text">
      <style:text-properties style:font-name="StarSymbol" style:font-name-asian="OpenSymbol1" style:font-name-complex="OpenSymbol1"/>
    </style:style>
    <style:style style:name="WW_5f_CharLFO23LVL9" style:display-name="WW_CharLFO23LVL9" style:family="text">
      <style:text-properties style:font-name="StarSymbol" style:font-name-asian="OpenSymbol1" style:font-name-complex="OpenSymbol1"/>
    </style:style>
    <style:style style:name="WW_5f_CharLFO24LVL1" style:display-name="WW_CharLFO24LVL1" style:family="text">
      <style:text-properties style:font-name="StarSymbol" style:font-name-asian="OpenSymbol1" style:font-name-complex="OpenSymbol1"/>
    </style:style>
    <style:style style:name="WW_5f_CharLFO24LVL2" style:display-name="WW_CharLFO24LVL2" style:family="text">
      <style:text-properties style:font-name="StarSymbol" style:font-name-asian="OpenSymbol1" style:font-name-complex="OpenSymbol1"/>
    </style:style>
    <style:style style:name="WW_5f_CharLFO24LVL3" style:display-name="WW_CharLFO24LVL3" style:family="text">
      <style:text-properties style:font-name="StarSymbol" style:font-name-asian="OpenSymbol1" style:font-name-complex="OpenSymbol1"/>
    </style:style>
    <style:style style:name="WW_5f_CharLFO24LVL4" style:display-name="WW_CharLFO24LVL4" style:family="text">
      <style:text-properties style:font-name="StarSymbol" style:font-name-asian="OpenSymbol1" style:font-name-complex="OpenSymbol1"/>
    </style:style>
    <style:style style:name="WW_5f_CharLFO24LVL5" style:display-name="WW_CharLFO24LVL5" style:family="text">
      <style:text-properties style:font-name="StarSymbol" style:font-name-asian="OpenSymbol1" style:font-name-complex="OpenSymbol1"/>
    </style:style>
    <style:style style:name="WW_5f_CharLFO24LVL6" style:display-name="WW_CharLFO24LVL6" style:family="text">
      <style:text-properties style:font-name="StarSymbol" style:font-name-asian="OpenSymbol1" style:font-name-complex="OpenSymbol1"/>
    </style:style>
    <style:style style:name="WW_5f_CharLFO24LVL7" style:display-name="WW_CharLFO24LVL7" style:family="text">
      <style:text-properties style:font-name="StarSymbol" style:font-name-asian="OpenSymbol1" style:font-name-complex="OpenSymbol1"/>
    </style:style>
    <style:style style:name="WW_5f_CharLFO24LVL8" style:display-name="WW_CharLFO24LVL8" style:family="text">
      <style:text-properties style:font-name="StarSymbol" style:font-name-asian="OpenSymbol1" style:font-name-complex="OpenSymbol1"/>
    </style:style>
    <style:style style:name="WW_5f_CharLFO24LVL9" style:display-name="WW_CharLFO24LVL9" style:family="text">
      <style:text-properties style:font-name="StarSymbol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064cm" fo:margin-right="1.977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Markus Freitag</meta:initial-creator>
    <dc:creator>Dennis Diehm</dc:creator>
    <meta:creation-date>2013-08-29T08:51:00Z</meta:creation-date>
    <dc:date>2015-01-12T14:01:23.79</dc:date>
    <meta:editing-cycles>29</meta:editing-cycles>
    <meta:editing-duration>P5DT15H7M18S</meta:editing-duration>
    <meta:document-statistic meta:table-count="0" meta:image-count="0" meta:object-count="0" meta:page-count="11" meta:paragraph-count="322" meta:word-count="1946" meta:character-count="14567"/>
    <meta:template xlink:type="simple" xlink:actuate="onRequest" xlink:title="" xlink:href="Normal"/>
  </office:meta>
</office:document-meta>
</file>